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910166666666667cm"/>
    </style:style>
    <style:style style:name="co2" style:family="table-column">
      <style:table-column-properties fo:break-before="auto" style:column-width="4.14866666666667cm"/>
    </style:style>
    <style:style style:name="co3" style:family="table-column">
      <style:table-column-properties fo:break-before="auto" style:column-width="5.842cm"/>
    </style:style>
    <style:style style:name="co4" style:family="table-column">
      <style:table-column-properties fo:break-before="auto" style:column-width="3.3655cm"/>
    </style:style>
    <style:style style:name="co5" style:family="table-column">
      <style:table-column-properties fo:break-before="auto" style:column-width="1.67216666666667cm"/>
    </style:style>
    <style:style style:name="co6" style:family="table-column">
      <style:table-column-properties fo:break-before="auto" style:column-width="2.45533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973666666666667cm"/>
    </style:style>
    <style:style style:name="co10" style:family="table-column">
      <style:table-column-properties fo:break-before="auto" style:column-width="7.112cm"/>
    </style:style>
    <style:style style:name="co11" style:family="table-column">
      <style:table-column-properties fo:break-before="auto" style:column-width="2.87866666666667cm"/>
    </style:style>
    <style:style style:name="co12" style:family="table-column">
      <style:table-column-properties fo:break-before="auto" style:column-width="7.8105cm"/>
    </style:style>
    <style:style style:name="co13" style:family="table-column">
      <style:table-column-properties fo:break-before="auto" style:column-width="1.397cm"/>
    </style:style>
    <style:style style:name="co14" style:family="table-column">
      <style:table-column-properties fo:break-before="auto" style:column-width="5.22816666666667cm"/>
    </style:style>
    <style:style style:name="co15" style:family="table-column">
      <style:table-column-properties fo:break-before="auto" style:column-width="3.21733333333333cm"/>
    </style:style>
    <style:style style:name="co16" style:family="table-column">
      <style:table-column-properties fo:break-before="auto" style:column-width="4.46616666666667cm"/>
    </style:style>
    <style:style style:name="co17" style:family="table-column">
      <style:table-column-properties fo:break-before="auto" style:column-width="7.32366666666667cm"/>
    </style:style>
    <style:style style:name="co18" style:family="table-column">
      <style:table-column-properties fo:break-before="auto" style:column-width="3.429cm"/>
    </style:style>
    <style:style style:name="co19" style:family="table-column">
      <style:table-column-properties fo:break-before="auto" style:column-width="2.94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d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number-columns-repeated="3" table:default-cell-style-name="ce6"/>
        <table:table-column table:style-name="co7" table:default-cell-style-name="ce6"/>
        <table:table-column table:style-name="co8" table:number-columns-repeated="2" table:default-cell-style-name="ce1"/>
        <table:table-column table:style-name="co8" table:number-columns-repeated="3" table:default-cell-style-name="ce6"/>
        <table:table-column table:style-name="co8" table:number-columns-repeated="16370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Surname</text:p>
          </table:table-cell>
          <table:table-cell office:value-type="string" table:style-name="ce3">
            <text:p>ID number</text:p>
          </table:table-cell>
          <table:table-cell office:value-type="string" table:style-name="ce3">
            <text:p>Tugas I<text:s/></text:p>
          </table:table-cell>
          <table:table-cell office:value-type="string" table:style-name="ce3">
            <text:p>PN JUNCT</text:p>
          </table:table-cell>
          <table:table-cell office:value-type="string" table:style-name="ce3">
            <text:p>DIODA 1</text:p>
          </table:table-cell>
          <table:table-cell office:value-type="string" table:style-name="ce3">
            <text:p>DIODA 2</text:p>
          </table:table-cell>
          <table:table-cell office:value-type="string" table:style-name="ce3">
            <text:p>Essay UTS</text:p>
          </table:table-cell>
          <table:table-cell office:value-type="string" table:style-name="ce3">
            <text:p>MC UTS</text:p>
          </table:table-cell>
          <table:table-cell table:style-name="ce3"/>
          <table:table-cell office:value-type="string" table:style-name="ce4">
            <text:p>TUGAS</text:p>
          </table:table-cell>
          <table:table-cell office:value-type="string" table:style-name="ce4">
            <text:p>QUIZ</text:p>
          </table:table-cell>
          <table:table-cell office:value-type="string" table:style-name="ce4">
            <text:p>UTS</text:p>
          </table:table-cell>
          <table:table-cell office:value-type="string" table:style-name="ce5">
            <text:p>Rata-Rata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ANDY</text:p>
          </table:table-cell>
          <table:table-cell office:value-type="string" table:style-name="ce1">
            <text:p>RAMANDA FIRMANSYACH</text:p>
          </table:table-cell>
          <table:table-cell office:value-type="string" table:style-name="ce6">
            <text:p>1101180133</text:p>
          </table:table-cell>
          <table:table-cell office:value-type="float" office:value="60" table:style-name="ce6">
            <text:p>60</text:p>
          </table:table-cell>
          <table:table-cell office:value-type="float" office:value="96" table:style-name="ce6">
            <text:p>96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45" table:style-name="ce6">
            <text:p>45</text:p>
          </table:table-cell>
          <table:table-cell office:value-type="float" office:value="60" table:style-name="ce6">
            <text:p>60</text:p>
          </table:table-cell>
          <table:table-cell table:style-name="ce6"/>
          <table:table-cell office:value-type="float" office:value="60" table:formula="of:=[.E2]" table:style-name="ce7">
            <text:p>60</text:p>
          </table:table-cell>
          <table:table-cell office:value-type="float" office:value="95.636363636363626" table:formula="of:=([.F2]+[.G2]+[.H2])/3" table:style-name="ce8">
            <text:p>95,63636364</text:p>
          </table:table-cell>
          <table:table-cell office:value-type="float" office:value="51" table:formula="of:=0.4*[.J2]+0.6*[.I2]" table:style-name="ce9">
            <text:p>51</text:p>
          </table:table-cell>
          <table:table-cell office:value-type="float" office:value="68.878787878787875" table:formula="of:=AVERAGE([.L2:.N2])" table:style-name="ce1">
            <text:p>68,87878788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RIDHO HANAFI</text:p>
          </table:table-cell>
          <table:table-cell office:value-type="string" table:style-name="ce6">
            <text:p>1101180288</text:p>
          </table:table-cell>
          <table:table-cell office:value-type="float" office:value="0" table:style-name="ce6">
            <text:p>0</text:p>
          </table:table-cell>
          <table:table-cell office:value-type="float" office:value="80" table:style-name="ce6">
            <text:p>80</text:p>
          </table:table-cell>
          <table:table-cell office:value-type="float" office:value="81.818181818181813" table:style-name="ce6">
            <text:p>81,81818182</text:p>
          </table:table-cell>
          <table:table-cell office:value-type="float" office:value="81.818181818181813" table:style-name="ce6">
            <text:p>81,81818182</text:p>
          </table:table-cell>
          <table:table-cell office:value-type="float" office:value="45" table:style-name="ce6">
            <text:p>45</text:p>
          </table:table-cell>
          <table:table-cell office:value-type="float" office:value="53.333333333333336" table:style-name="ce6">
            <text:p>53,33333333</text:p>
          </table:table-cell>
          <table:table-cell table:style-name="ce6"/>
          <table:table-cell office:value-type="float" office:value="0" table:formula="of:=[.E3]" table:style-name="ce10">
            <text:p>0</text:p>
          </table:table-cell>
          <table:table-cell office:value-type="float" office:value="81.212121212121204" table:formula="of:=([.F3]+[.G3]+[.H3])/3" table:style-name="ce11">
            <text:p>81,21212121</text:p>
          </table:table-cell>
          <table:table-cell office:value-type="float" office:value="48.333333333333336" table:formula="of:=0.4*[.J3]+0.6*[.I3]" table:style-name="ce12">
            <text:p>48,33333333</text:p>
          </table:table-cell>
          <table:table-cell office:value-type="float" office:value="43.18181818181818" table:formula="of:=AVERAGE([.L3:.N3])" table:style-name="ce1">
            <text:p>43,18181818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NGGIKA</text:p>
          </table:table-cell>
          <table:table-cell office:value-type="string" table:style-name="ce1">
            <text:p>RIZKI HANURDANI NST</text:p>
          </table:table-cell>
          <table:table-cell office:value-type="string" table:style-name="ce6">
            <text:p>1101184370</text:p>
          </table:table-cell>
          <table:table-cell office:value-type="float" office:value="0" table:style-name="ce6">
            <text:p>0</text:p>
          </table:table-cell>
          <table:table-cell office:value-type="float" office:value="88" table:style-name="ce6">
            <text:p>88</text:p>
          </table:table-cell>
          <table:table-cell office:value-type="float" office:value="90.909090909090907" table:style-name="ce6">
            <text:p>90,90909091</text:p>
          </table:table-cell>
          <table:table-cell office:value-type="float" office:value="90.909090909090907" table:style-name="ce6">
            <text:p>90,90909091</text:p>
          </table:table-cell>
          <table:table-cell office:value-type="float" office:value="40" table:style-name="ce6">
            <text:p>40</text:p>
          </table:table-cell>
          <table:table-cell office:value-type="float" office:value="60" table:style-name="ce6">
            <text:p>60</text:p>
          </table:table-cell>
          <table:table-cell table:style-name="ce6"/>
          <table:table-cell office:value-type="float" office:value="0" table:formula="of:=[.E4]" table:style-name="ce10">
            <text:p>0</text:p>
          </table:table-cell>
          <table:table-cell office:value-type="float" office:value="89.939393939393938" table:formula="of:=([.F4]+[.G4]+[.H4])/3" table:style-name="ce11">
            <text:p>89,93939394</text:p>
          </table:table-cell>
          <table:table-cell office:value-type="float" office:value="48" table:formula="of:=0.4*[.J4]+0.6*[.I4]" table:style-name="ce12">
            <text:p>48</text:p>
          </table:table-cell>
          <table:table-cell office:value-type="float" office:value="45.979797979797979" table:formula="of:=AVERAGE([.L4:.N4])" table:style-name="ce1">
            <text:p>45,97979798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ROFI</text:p>
          </table:table-cell>
          <table:table-cell office:value-type="string" table:style-name="ce6">
            <text:p>1101190015</text:p>
          </table:table-cell>
          <table:table-cell office:value-type="float" office:value="60" table:style-name="ce6">
            <text:p>60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80" table:style-name="ce6">
            <text:p>80</text:p>
          </table:table-cell>
          <table:table-cell table:style-name="ce6"/>
          <table:table-cell office:value-type="float" office:value="60" table:formula="of:=[.E5]" table:style-name="ce10">
            <text:p>60</text:p>
          </table:table-cell>
          <table:table-cell office:value-type="float" office:value="98.666666666666671" table:formula="of:=([.F5]+[.G5]+[.H5])/3" table:style-name="ce11">
            <text:p>98,66666667</text:p>
          </table:table-cell>
          <table:table-cell office:value-type="float" office:value="59" table:formula="of:=0.4*[.J5]+0.6*[.I5]" table:style-name="ce12">
            <text:p>59</text:p>
          </table:table-cell>
          <table:table-cell office:value-type="float" office:value="72.555555555555557" table:formula="of:=AVERAGE([.L5:.N5])" table:style-name="ce1">
            <text:p>72,55555556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YUSRIL</text:p>
          </table:table-cell>
          <table:table-cell office:value-type="string" table:style-name="ce1">
            <text:p>SALEH</text:p>
          </table:table-cell>
          <table:table-cell office:value-type="string" table:style-name="ce6">
            <text:p>1101190052</text:p>
          </table:table-cell>
          <table:table-cell office:value-type="float" office:value="75" table:style-name="ce6">
            <text:p>75</text:p>
          </table:table-cell>
          <table:table-cell office:value-type="float" office:value="96" table:style-name="ce6">
            <text:p>96</text:p>
          </table:table-cell>
          <table:table-cell office:value-type="float" office:value="86.36363636363636" table:style-name="ce6">
            <text:p>86,36363636</text:p>
          </table:table-cell>
          <table:table-cell office:value-type="float" office:value="86.36363636363636" table:style-name="ce6">
            <text:p>86,36363636</text:p>
          </table:table-cell>
          <table:table-cell office:value-type="float" office:value="40" table:style-name="ce6">
            <text:p>40</text:p>
          </table:table-cell>
          <table:table-cell office:value-type="float" office:value="73.333333333333329" table:style-name="ce6">
            <text:p>73,33333333</text:p>
          </table:table-cell>
          <table:table-cell table:style-name="ce6"/>
          <table:table-cell office:value-type="float" office:value="75" table:formula="of:=[.E6]" table:style-name="ce10">
            <text:p>75</text:p>
          </table:table-cell>
          <table:table-cell office:value-type="float" office:value="89.575757575757578" table:formula="of:=([.F6]+[.G6]+[.H6])/3" table:style-name="ce11">
            <text:p>89,57575758</text:p>
          </table:table-cell>
          <table:table-cell office:value-type="float" office:value="53.333333333333329" table:formula="of:=0.4*[.J6]+0.6*[.I6]" table:style-name="ce12">
            <text:p>53,33333333</text:p>
          </table:table-cell>
          <table:table-cell office:value-type="float" office:value="72.636363636363626" table:formula="of:=AVERAGE([.L6:.N6])" table:style-name="ce1">
            <text:p>72,63636364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ZKA</text:p>
          </table:table-cell>
          <table:table-cell office:value-type="string" table:style-name="ce1">
            <text:p>PUTRA PAMUNGKAS</text:p>
          </table:table-cell>
          <table:table-cell office:value-type="string" table:style-name="ce6">
            <text:p>1101190076</text:p>
          </table:table-cell>
          <table:table-cell office:value-type="float" office:value="70" table:style-name="ce6">
            <text:p>70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35" table:style-name="ce6">
            <text:p>35</text:p>
          </table:table-cell>
          <table:table-cell office:value-type="float" office:value="86.666666666666671" table:style-name="ce6">
            <text:p>86,66666667</text:p>
          </table:table-cell>
          <table:table-cell table:style-name="ce6"/>
          <table:table-cell office:value-type="float" office:value="70" table:formula="of:=[.E7]" table:style-name="ce10">
            <text:p>70</text:p>
          </table:table-cell>
          <table:table-cell office:value-type="float" office:value="98.666666666666671" table:formula="of:=([.F7]+[.G7]+[.H7])/3" table:style-name="ce11">
            <text:p>98,66666667</text:p>
          </table:table-cell>
          <table:table-cell office:value-type="float" office:value="55.666666666666671" table:formula="of:=0.4*[.J7]+0.6*[.I7]" table:style-name="ce12">
            <text:p>55,66666667</text:p>
          </table:table-cell>
          <table:table-cell office:value-type="float" office:value="74.777777777777786" table:formula="of:=AVERAGE([.L7:.N7])" table:style-name="ce1">
            <text:p>74,77777778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ERNAN</text:p>
          </table:table-cell>
          <table:table-cell office:value-type="string" table:style-name="ce1">
            <text:p>L.M HUWAE</text:p>
          </table:table-cell>
          <table:table-cell office:value-type="string" table:style-name="ce6">
            <text:p>1101190182</text:p>
          </table:table-cell>
          <table:table-cell office:value-type="float" office:value="45" table:style-name="ce6">
            <text:p>45</text:p>
          </table:table-cell>
          <table:table-cell office:value-type="float" office:value="96" table:style-name="ce6">
            <text:p>96</text:p>
          </table:table-cell>
          <table:table-cell office:value-type="float" office:value="90.909090909090907" table:style-name="ce6">
            <text:p>90,90909091</text:p>
          </table:table-cell>
          <table:table-cell office:value-type="float" office:value="90.909090909090907" table:style-name="ce6">
            <text:p>90,90909091</text:p>
          </table:table-cell>
          <table:table-cell office:value-type="float" office:value="45" table:style-name="ce6">
            <text:p>45</text:p>
          </table:table-cell>
          <table:table-cell office:value-type="float" office:value="73.333333333333329" table:style-name="ce6">
            <text:p>73,33333333</text:p>
          </table:table-cell>
          <table:table-cell table:style-name="ce6"/>
          <table:table-cell office:value-type="float" office:value="45" table:formula="of:=[.E8]" table:style-name="ce10">
            <text:p>45</text:p>
          </table:table-cell>
          <table:table-cell office:value-type="float" office:value="92.606060606060609" table:formula="of:=([.F8]+[.G8]+[.H8])/3" table:style-name="ce11">
            <text:p>92,60606061</text:p>
          </table:table-cell>
          <table:table-cell office:value-type="float" office:value="56.333333333333329" table:formula="of:=0.4*[.J8]+0.6*[.I8]" table:style-name="ce12">
            <text:p>56,33333333</text:p>
          </table:table-cell>
          <table:table-cell office:value-type="float" office:value="64.646464646464651" table:formula="of:=AVERAGE([.L8:.N8])" table:style-name="ce1">
            <text:p>64,64646465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ENI</text:p>
          </table:table-cell>
          <table:table-cell office:value-type="string" table:style-name="ce1">
            <text:p>NUR SEPTIANI</text:p>
          </table:table-cell>
          <table:table-cell office:value-type="string" table:style-name="ce6">
            <text:p>1101190196</text:p>
          </table:table-cell>
          <table:table-cell office:value-type="float" office:value="65" table:style-name="ce6">
            <text:p>65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85" table:style-name="ce6">
            <text:p>85</text:p>
          </table:table-cell>
          <table:table-cell office:value-type="float" office:value="80" table:style-name="ce6">
            <text:p>80</text:p>
          </table:table-cell>
          <table:table-cell table:style-name="ce6"/>
          <table:table-cell office:value-type="float" office:value="65" table:formula="of:=[.E9]" table:style-name="ce10">
            <text:p>65</text:p>
          </table:table-cell>
          <table:table-cell office:value-type="float" office:value="98.666666666666671" table:formula="of:=([.F9]+[.G9]+[.H9])/3" table:style-name="ce11">
            <text:p>98,66666667</text:p>
          </table:table-cell>
          <table:table-cell office:value-type="float" office:value="83" table:formula="of:=0.4*[.J9]+0.6*[.I9]" table:style-name="ce12">
            <text:p>83</text:p>
          </table:table-cell>
          <table:table-cell office:value-type="float" office:value="82.222222222222229" table:formula="of:=AVERAGE([.L9:.N9])" table:style-name="ce1">
            <text:p>82,22222222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RAFLY RIZKY FERBIANSYAH</text:p>
          </table:table-cell>
          <table:table-cell office:value-type="string" table:style-name="ce6">
            <text:p>1101190207</text:p>
          </table:table-cell>
          <table:table-cell office:value-type="float" office:value="65" table:style-name="ce6">
            <text:p>65</text:p>
          </table:table-cell>
          <table:table-cell office:value-type="float" office:value="88" table:style-name="ce6">
            <text:p>88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73.333333333333329" table:style-name="ce6">
            <text:p>73,33333333</text:p>
          </table:table-cell>
          <table:table-cell table:style-name="ce6"/>
          <table:table-cell office:value-type="float" office:value="65" table:formula="of:=[.E10]" table:style-name="ce10">
            <text:p>65</text:p>
          </table:table-cell>
          <table:table-cell office:value-type="float" office:value="96" table:formula="of:=([.F10]+[.G10]+[.H10])/3" table:style-name="ce11">
            <text:p>96</text:p>
          </table:table-cell>
          <table:table-cell office:value-type="float" office:value="56.333333333333329" table:formula="of:=0.4*[.J10]+0.6*[.I10]" table:style-name="ce12">
            <text:p>56,33333333</text:p>
          </table:table-cell>
          <table:table-cell office:value-type="float" office:value="72.444444444444443" table:formula="of:=AVERAGE([.L10:.N10])" table:style-name="ce1">
            <text:p>72,44444444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ARHAN</text:p>
          </table:table-cell>
          <table:table-cell office:value-type="string" table:style-name="ce1">
            <text:p>FAYYADH</text:p>
          </table:table-cell>
          <table:table-cell office:value-type="string" table:style-name="ce6">
            <text:p>1101190263</text:p>
          </table:table-cell>
          <table:table-cell office:value-type="float" office:value="60" table:style-name="ce6">
            <text:p>60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0" table:style-name="ce6">
            <text:p>40</text:p>
          </table:table-cell>
          <table:table-cell office:value-type="float" office:value="66.666666666666671" table:style-name="ce6">
            <text:p>66,66666667</text:p>
          </table:table-cell>
          <table:table-cell table:style-name="ce6"/>
          <table:table-cell office:value-type="float" office:value="60" table:formula="of:=[.E11]" table:style-name="ce10">
            <text:p>60</text:p>
          </table:table-cell>
          <table:table-cell office:value-type="float" office:value="98.666666666666671" table:formula="of:=([.F11]+[.G11]+[.H11])/3" table:style-name="ce11">
            <text:p>98,66666667</text:p>
          </table:table-cell>
          <table:table-cell office:value-type="float" office:value="50.666666666666671" table:formula="of:=0.4*[.J11]+0.6*[.I11]" table:style-name="ce12">
            <text:p>50,66666667</text:p>
          </table:table-cell>
          <table:table-cell office:value-type="float" office:value="69.777777777777786" table:formula="of:=AVERAGE([.L11:.N11])" table:style-name="ce1">
            <text:p>69,77777778</text:p>
          </table:table-cell>
          <table:table-cell table:number-columns-repeated="1636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RAIHAN BASWARA</text:p>
          </table:table-cell>
          <table:table-cell office:value-type="string" table:style-name="ce6">
            <text:p>1101190350</text:p>
          </table:table-cell>
          <table:table-cell office:value-type="float" office:value="60" table:style-name="ce6">
            <text:p>60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73.333333333333329" table:style-name="ce6">
            <text:p>73,33333333</text:p>
          </table:table-cell>
          <table:table-cell table:style-name="ce6"/>
          <table:table-cell office:value-type="float" office:value="60" table:formula="of:=[.E12]" table:style-name="ce10">
            <text:p>60</text:p>
          </table:table-cell>
          <table:table-cell office:value-type="float" office:value="98.666666666666671" table:formula="of:=([.F12]+[.G12]+[.H12])/3" table:style-name="ce11">
            <text:p>98,66666667</text:p>
          </table:table-cell>
          <table:table-cell office:value-type="float" office:value="56.333333333333329" table:formula="of:=0.4*[.J12]+0.6*[.I12]" table:style-name="ce12">
            <text:p>56,33333333</text:p>
          </table:table-cell>
          <table:table-cell office:value-type="float" office:value="71.666666666666671" table:formula="of:=AVERAGE([.L12:.N12])" table:style-name="ce1">
            <text:p>71,66666667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HARIS</text:p>
          </table:table-cell>
          <table:table-cell office:value-type="string" table:style-name="ce1">
            <text:p>JAUHAR ANSORI</text:p>
          </table:table-cell>
          <table:table-cell office:value-type="string" table:style-name="ce6">
            <text:p>1101190380</text:p>
          </table:table-cell>
          <table:table-cell office:value-type="float" office:value="55" table:style-name="ce6">
            <text:p>55</text:p>
          </table:table-cell>
          <table:table-cell office:value-type="float" office:value="84" table:style-name="ce6">
            <text:p>84</text:p>
          </table:table-cell>
          <table:table-cell office:value-type="float" office:value="81.818181818181813" table:style-name="ce6">
            <text:p>81,81818182</text:p>
          </table:table-cell>
          <table:table-cell office:value-type="float" office:value="81.818181818181813" table:style-name="ce6">
            <text:p>81,81818182</text:p>
          </table:table-cell>
          <table:table-cell office:value-type="float" office:value="45" table:style-name="ce6">
            <text:p>45</text:p>
          </table:table-cell>
          <table:table-cell office:value-type="float" office:value="80" table:style-name="ce6">
            <text:p>80</text:p>
          </table:table-cell>
          <table:table-cell table:style-name="ce6"/>
          <table:table-cell office:value-type="float" office:value="55" table:formula="of:=[.E13]" table:style-name="ce10">
            <text:p>55</text:p>
          </table:table-cell>
          <table:table-cell office:value-type="float" office:value="82.545454545454547" table:formula="of:=([.F13]+[.G13]+[.H13])/3" table:style-name="ce11">
            <text:p>82,54545455</text:p>
          </table:table-cell>
          <table:table-cell office:value-type="float" office:value="59" table:formula="of:=0.4*[.J13]+0.6*[.I13]" table:style-name="ce12">
            <text:p>59</text:p>
          </table:table-cell>
          <table:table-cell office:value-type="float" office:value="65.515151515151516" table:formula="of:=AVERAGE([.L13:.N13])" table:style-name="ce1">
            <text:p>65,51515152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.</text:p>
          </table:table-cell>
          <table:table-cell office:value-type="string" table:style-name="ce1">
            <text:p>HASYIM ABDILLAH P.</text:p>
          </table:table-cell>
          <table:table-cell office:value-type="string" table:style-name="ce6">
            <text:p>1101191095</text:p>
          </table:table-cell>
          <table:table-cell office:value-type="float" office:value="60" table:style-name="ce6">
            <text:p>60</text:p>
          </table:table-cell>
          <table:table-cell office:value-type="float" office:value="92" table:style-name="ce6">
            <text:p>92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90" table:style-name="ce6">
            <text:p>90</text:p>
          </table:table-cell>
          <table:table-cell office:value-type="float" office:value="73.333333333333329" table:style-name="ce6">
            <text:p>73,33333333</text:p>
          </table:table-cell>
          <table:table-cell table:style-name="ce6"/>
          <table:table-cell office:value-type="float" office:value="60" table:formula="of:=[.E14]" table:style-name="ce10">
            <text:p>60</text:p>
          </table:table-cell>
          <table:table-cell office:value-type="float" office:value="97.333333333333329" table:formula="of:=([.F14]+[.G14]+[.H14])/3" table:style-name="ce11">
            <text:p>97,33333333</text:p>
          </table:table-cell>
          <table:table-cell office:value-type="float" office:value="83.333333333333329" table:formula="of:=0.4*[.J14]+0.6*[.I14]" table:style-name="ce12">
            <text:p>83,33333333</text:p>
          </table:table-cell>
          <table:table-cell office:value-type="float" office:value="80.222222222222214" table:formula="of:=AVERAGE([.L14:.N14])" table:style-name="ce1">
            <text:p>80,22222222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AROD</text:p>
          </table:table-cell>
          <table:table-cell office:value-type="string" table:style-name="ce1">
            <text:p>JOSEPH ALMANRO MANIK</text:p>
          </table:table-cell>
          <table:table-cell office:value-type="string" table:style-name="ce6">
            <text:p>1101192480</text:p>
          </table:table-cell>
          <table:table-cell office:value-type="float" office:value="55" table:style-name="ce6">
            <text:p>55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86.666666666666671" table:style-name="ce6">
            <text:p>86,66666667</text:p>
          </table:table-cell>
          <table:table-cell table:style-name="ce6"/>
          <table:table-cell office:value-type="float" office:value="55" table:formula="of:=[.E15]" table:style-name="ce10">
            <text:p>55</text:p>
          </table:table-cell>
          <table:table-cell office:value-type="float" office:value="98.666666666666671" table:formula="of:=([.F15]+[.G15]+[.H15])/3" table:style-name="ce11">
            <text:p>98,66666667</text:p>
          </table:table-cell>
          <table:table-cell office:value-type="float" office:value="61.666666666666671" table:formula="of:=0.4*[.J15]+0.6*[.I15]" table:style-name="ce12">
            <text:p>61,66666667</text:p>
          </table:table-cell>
          <table:table-cell office:value-type="float" office:value="71.777777777777786" table:formula="of:=AVERAGE([.L15:.N15])" table:style-name="ce1">
            <text:p>71,77777778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RACHMA</text:p>
          </table:table-cell>
          <table:table-cell office:value-type="string" table:style-name="ce1">
            <text:p>ZAFFINDRA AMALIA</text:p>
          </table:table-cell>
          <table:table-cell office:value-type="string" table:style-name="ce6">
            <text:p>1101192482</text:p>
          </table:table-cell>
          <table:table-cell office:value-type="float" office:value="80" table:style-name="ce6">
            <text:p>80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75" table:style-name="ce6">
            <text:p>75</text:p>
          </table:table-cell>
          <table:table-cell office:value-type="float" office:value="53.333333333333336" table:style-name="ce6">
            <text:p>53,33333333</text:p>
          </table:table-cell>
          <table:table-cell table:style-name="ce6"/>
          <table:table-cell office:value-type="float" office:value="80" table:formula="of:=[.E16]" table:style-name="ce10">
            <text:p>80</text:p>
          </table:table-cell>
          <table:table-cell office:value-type="float" office:value="98.666666666666671" table:formula="of:=([.F16]+[.G16]+[.H16])/3" table:style-name="ce11">
            <text:p>98,66666667</text:p>
          </table:table-cell>
          <table:table-cell office:value-type="float" office:value="66.333333333333343" table:formula="of:=0.4*[.J16]+0.6*[.I16]" table:style-name="ce12">
            <text:p>66,33333333</text:p>
          </table:table-cell>
          <table:table-cell office:value-type="float" office:value="81.666666666666671" table:formula="of:=AVERAGE([.L16:.N16])" table:style-name="ce1">
            <text:p>81,66666667</text:p>
          </table:table-cell>
          <table:table-cell table:number-columns-repeated="1636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MA</text:p>
          </table:table-cell>
          <table:table-cell office:value-type="string" table:style-name="ce1">
            <text:p>ANANDA KURNIA ISMANTO</text:p>
          </table:table-cell>
          <table:table-cell office:value-type="string" table:style-name="ce6">
            <text:p>1101193090</text:p>
          </table:table-cell>
          <table:table-cell office:value-type="float" office:value="80" table:style-name="ce6">
            <text:p>80</text:p>
          </table:table-cell>
          <table:table-cell office:value-type="float" office:value="88" table:style-name="ce6">
            <text:p>88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53.333333333333336" table:style-name="ce6">
            <text:p>53,33333333</text:p>
          </table:table-cell>
          <table:table-cell table:style-name="ce6"/>
          <table:table-cell office:value-type="float" office:value="80" table:formula="of:=[.E17]" table:style-name="ce10">
            <text:p>80</text:p>
          </table:table-cell>
          <table:table-cell office:value-type="float" office:value="96" table:formula="of:=([.F17]+[.G17]+[.H17])/3" table:style-name="ce11">
            <text:p>96</text:p>
          </table:table-cell>
          <table:table-cell office:value-type="float" office:value="48.333333333333336" table:formula="of:=0.4*[.J17]+0.6*[.I17]" table:style-name="ce12">
            <text:p>48,33333333</text:p>
          </table:table-cell>
          <table:table-cell office:value-type="float" office:value="74.777777777777786" table:formula="of:=AVERAGE([.L17:.N17])" table:style-name="ce1">
            <text:p>74,77777778</text:p>
          </table:table-cell>
          <table:table-cell table:number-columns-repeated="1636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JOFANTUS</text:p>
          </table:table-cell>
          <table:table-cell office:value-type="string" table:style-name="ce1">
            <text:p>FERDY MALAIONI</text:p>
          </table:table-cell>
          <table:table-cell office:value-type="string" table:style-name="ce6">
            <text:p>1101193331</text:p>
          </table:table-cell>
          <table:table-cell office:value-type="float" office:value="65" table:style-name="ce6">
            <text:p>65</text:p>
          </table:table-cell>
          <table:table-cell office:value-type="float" office:value="88" table:style-name="ce6">
            <text:p>88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35" table:style-name="ce6">
            <text:p>35</text:p>
          </table:table-cell>
          <table:table-cell office:value-type="float" office:value="80" table:style-name="ce6">
            <text:p>80</text:p>
          </table:table-cell>
          <table:table-cell table:style-name="ce6"/>
          <table:table-cell office:value-type="float" office:value="65" table:formula="of:=[.E18]" table:style-name="ce10">
            <text:p>65</text:p>
          </table:table-cell>
          <table:table-cell office:value-type="float" office:value="96" table:formula="of:=([.F18]+[.G18]+[.H18])/3" table:style-name="ce11">
            <text:p>96</text:p>
          </table:table-cell>
          <table:table-cell office:value-type="float" office:value="53" table:formula="of:=0.4*[.J18]+0.6*[.I18]" table:style-name="ce12">
            <text:p>53</text:p>
          </table:table-cell>
          <table:table-cell office:value-type="float" office:value="71.333333333333329" table:formula="of:=AVERAGE([.L18:.N18])" table:style-name="ce1">
            <text:p>71,33333333</text:p>
          </table:table-cell>
          <table:table-cell table:number-columns-repeated="1636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AFIF</text:p>
          </table:table-cell>
          <table:table-cell office:value-type="string" table:style-name="ce1">
            <text:p>HAFIZHA LISAN</text:p>
          </table:table-cell>
          <table:table-cell office:value-type="string" table:style-name="ce6">
            <text:p>110119336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5" table:style-name="ce6">
            <text:p>35</text:p>
          </table:table-cell>
          <table:table-cell office:value-type="float" office:value="73.333333333333329" table:style-name="ce6">
            <text:p>73,33333333</text:p>
          </table:table-cell>
          <table:table-cell table:style-name="ce6"/>
          <table:table-cell office:value-type="float" office:value="0" table:formula="of:=[.E19]" table:style-name="ce10">
            <text:p>0</text:p>
          </table:table-cell>
          <table:table-cell office:value-type="float" office:value="0" table:formula="of:=([.F19]+[.G19]+[.H19])/3" table:style-name="ce11">
            <text:p>0</text:p>
          </table:table-cell>
          <table:table-cell office:value-type="float" office:value="50.333333333333329" table:formula="of:=0.4*[.J19]+0.6*[.I19]" table:style-name="ce12">
            <text:p>50,33333333</text:p>
          </table:table-cell>
          <table:table-cell office:value-type="float" office:value="16.777777777777775" table:formula="of:=AVERAGE([.L19:.N19])" table:style-name="ce1">
            <text:p>16,77777778</text:p>
          </table:table-cell>
          <table:table-cell table:number-columns-repeated="1636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THALIQA</text:p>
          </table:table-cell>
          <table:table-cell office:value-type="string" table:style-name="ce1">
            <text:p>ANANDA PUTRI</text:p>
          </table:table-cell>
          <table:table-cell office:value-type="string" table:style-name="ce6">
            <text:p>1101193387</text:p>
          </table:table-cell>
          <table:table-cell office:value-type="float" office:value="80" table:style-name="ce6">
            <text:p>80</text:p>
          </table:table-cell>
          <table:table-cell office:value-type="float" office:value="92" table:style-name="ce6">
            <text:p>92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60" table:style-name="ce6">
            <text:p>60</text:p>
          </table:table-cell>
          <table:table-cell office:value-type="float" office:value="66.666666666666671" table:style-name="ce6">
            <text:p>66,66666667</text:p>
          </table:table-cell>
          <table:table-cell table:style-name="ce6"/>
          <table:table-cell office:value-type="float" office:value="80" table:formula="of:=[.E20]" table:style-name="ce10">
            <text:p>80</text:p>
          </table:table-cell>
          <table:table-cell office:value-type="float" office:value="97.333333333333329" table:formula="of:=([.F20]+[.G20]+[.H20])/3" table:style-name="ce11">
            <text:p>97,33333333</text:p>
          </table:table-cell>
          <table:table-cell office:value-type="float" office:value="62.666666666666671" table:formula="of:=0.4*[.J20]+0.6*[.I20]" table:style-name="ce12">
            <text:p>62,66666667</text:p>
          </table:table-cell>
          <table:table-cell office:value-type="float" office:value="80" table:formula="of:=AVERAGE([.L20:.N20])" table:style-name="ce1">
            <text:p>80</text:p>
          </table:table-cell>
          <table:table-cell table:number-columns-repeated="1636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ZAUQHI NUR TAJRID</text:p>
          </table:table-cell>
          <table:table-cell office:value-type="string" table:style-name="ce6">
            <text:p>1101193422</text:p>
          </table:table-cell>
          <table:table-cell office:value-type="float" office:value="50" table:style-name="ce6">
            <text:p>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0" table:style-name="ce6">
            <text:p>30</text:p>
          </table:table-cell>
          <table:table-cell office:value-type="float" office:value="80" table:style-name="ce6">
            <text:p>80</text:p>
          </table:table-cell>
          <table:table-cell table:style-name="ce6"/>
          <table:table-cell office:value-type="float" office:value="50" table:formula="of:=[.E21]" table:style-name="ce10">
            <text:p>50</text:p>
          </table:table-cell>
          <table:table-cell office:value-type="float" office:value="0" table:formula="of:=([.F21]+[.G21]+[.H21])/3" table:style-name="ce11">
            <text:p>0</text:p>
          </table:table-cell>
          <table:table-cell office:value-type="float" office:value="50" table:formula="of:=0.4*[.J21]+0.6*[.I21]" table:style-name="ce12">
            <text:p>50</text:p>
          </table:table-cell>
          <table:table-cell office:value-type="float" office:value="33.333333333333336" table:formula="of:=AVERAGE([.L21:.N21])" table:style-name="ce1">
            <text:p>33,33333333</text:p>
          </table:table-cell>
          <table:table-cell table:number-columns-repeated="1636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ICKY</text:p>
          </table:table-cell>
          <table:table-cell office:value-type="string" table:style-name="ce1">
            <text:p>SUDRAJAT</text:p>
          </table:table-cell>
          <table:table-cell office:value-type="string" table:style-name="ce6">
            <text:p>1101193435</text:p>
          </table:table-cell>
          <table:table-cell office:value-type="float" office:value="45" table:style-name="ce6">
            <text:p>45</text:p>
          </table:table-cell>
          <table:table-cell office:value-type="float" office:value="0" table:style-name="ce6">
            <text:p>0</text:p>
          </table:table-cell>
          <table:table-cell office:value-type="float" office:value="86.36363636363636" table:style-name="ce6">
            <text:p>86,36363636</text:p>
          </table:table-cell>
          <table:table-cell office:value-type="float" office:value="86.36363636363636" table:style-name="ce6">
            <text:p>86,36363636</text:p>
          </table:table-cell>
          <table:table-cell office:value-type="float" office:value="45" table:style-name="ce6">
            <text:p>45</text:p>
          </table:table-cell>
          <table:table-cell office:value-type="float" office:value="66.666666666666671" table:style-name="ce6">
            <text:p>66,66666667</text:p>
          </table:table-cell>
          <table:table-cell table:style-name="ce6"/>
          <table:table-cell office:value-type="float" office:value="45" table:formula="of:=[.E22]" table:style-name="ce10">
            <text:p>45</text:p>
          </table:table-cell>
          <table:table-cell office:value-type="float" office:value="57.575757575757571" table:formula="of:=([.F22]+[.G22]+[.H22])/3" table:style-name="ce11">
            <text:p>57,57575758</text:p>
          </table:table-cell>
          <table:table-cell office:value-type="float" office:value="53.666666666666671" table:formula="of:=0.4*[.J22]+0.6*[.I22]" table:style-name="ce12">
            <text:p>53,66666667</text:p>
          </table:table-cell>
          <table:table-cell office:value-type="float" office:value="52.080808080808083" table:formula="of:=AVERAGE([.L22:.N22])" table:style-name="ce1">
            <text:p>52,08080808</text:p>
          </table:table-cell>
          <table:table-cell table:number-columns-repeated="1636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ISKI</text:p>
          </table:table-cell>
          <table:table-cell office:value-type="string" table:style-name="ce1">
            <text:p>AMELIA MULYADI</text:p>
          </table:table-cell>
          <table:table-cell office:value-type="string" table:style-name="ce6">
            <text:p>1101193451</text:p>
          </table:table-cell>
          <table:table-cell office:value-type="float" office:value="60" table:style-name="ce6">
            <text:p>60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86.666666666666671" table:style-name="ce6">
            <text:p>86,66666667</text:p>
          </table:table-cell>
          <table:table-cell table:style-name="ce6"/>
          <table:table-cell office:value-type="float" office:value="60" table:formula="of:=[.E23]" table:style-name="ce10">
            <text:p>60</text:p>
          </table:table-cell>
          <table:table-cell office:value-type="float" office:value="98.666666666666671" table:formula="of:=([.F23]+[.G23]+[.H23])/3" table:style-name="ce11">
            <text:p>98,66666667</text:p>
          </table:table-cell>
          <table:table-cell office:value-type="float" office:value="61.666666666666671" table:formula="of:=0.4*[.J23]+0.6*[.I23]" table:style-name="ce12">
            <text:p>61,66666667</text:p>
          </table:table-cell>
          <table:table-cell office:value-type="float" office:value="73.444444444444457" table:formula="of:=AVERAGE([.L23:.N23])" table:style-name="ce1">
            <text:p>73,44444444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IVANKA</text:p>
          </table:table-cell>
          <table:table-cell office:value-type="string" table:style-name="ce1">
            <text:p>ABYAN YUSUF</text:p>
          </table:table-cell>
          <table:table-cell office:value-type="string" table:style-name="ce6">
            <text:p>1101193458</text:p>
          </table:table-cell>
          <table:table-cell office:value-type="float" office:value="50" table:style-name="ce6">
            <text:p>50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86.666666666666671" table:style-name="ce6">
            <text:p>86,66666667</text:p>
          </table:table-cell>
          <table:table-cell table:style-name="ce6"/>
          <table:table-cell office:value-type="float" office:value="50" table:formula="of:=[.E24]" table:style-name="ce10">
            <text:p>50</text:p>
          </table:table-cell>
          <table:table-cell office:value-type="float" office:value="98.666666666666671" table:formula="of:=([.F24]+[.G24]+[.H24])/3" table:style-name="ce11">
            <text:p>98,66666667</text:p>
          </table:table-cell>
          <table:table-cell office:value-type="float" office:value="61.666666666666671" table:formula="of:=0.4*[.J24]+0.6*[.I24]" table:style-name="ce12">
            <text:p>61,66666667</text:p>
          </table:table-cell>
          <table:table-cell office:value-type="float" office:value="70.111111111111128" table:formula="of:=AVERAGE([.L24:.N24])" table:style-name="ce1">
            <text:p>70,11111111</text:p>
          </table:table-cell>
          <table:table-cell table:number-columns-repeated="1636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YAFAAT</text:p>
          </table:table-cell>
          <table:table-cell office:value-type="string" table:style-name="ce1">
            <text:p>DEHA FEBRIYAN</text:p>
          </table:table-cell>
          <table:table-cell office:value-type="string" table:style-name="ce6">
            <text:p>1101194032</text:p>
          </table:table-cell>
          <table:table-cell office:value-type="float" office:value="60" table:style-name="ce6">
            <text:p>60</text:p>
          </table:table-cell>
          <table:table-cell office:value-type="float" office:value="92" table:style-name="ce6">
            <text:p>92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86.666666666666671" table:style-name="ce6">
            <text:p>86,66666667</text:p>
          </table:table-cell>
          <table:table-cell table:style-name="ce6"/>
          <table:table-cell office:value-type="float" office:value="60" table:formula="of:=[.E25]" table:style-name="ce10">
            <text:p>60</text:p>
          </table:table-cell>
          <table:table-cell office:value-type="float" office:value="97.333333333333329" table:formula="of:=([.F25]+[.G25]+[.H25])/3" table:style-name="ce11">
            <text:p>97,33333333</text:p>
          </table:table-cell>
          <table:table-cell office:value-type="float" office:value="61.666666666666671" table:formula="of:=0.4*[.J25]+0.6*[.I25]" table:style-name="ce12">
            <text:p>61,66666667</text:p>
          </table:table-cell>
          <table:table-cell office:value-type="float" office:value="73" table:formula="of:=AVERAGE([.L25:.N25])" table:style-name="ce1">
            <text:p>73</text:p>
          </table:table-cell>
          <table:table-cell table:number-columns-repeated="1636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KANIA</text:p>
          </table:table-cell>
          <table:table-cell office:value-type="string" table:style-name="ce1">
            <text:p>ILMA FATHANIAH</text:p>
          </table:table-cell>
          <table:table-cell office:value-type="string" table:style-name="ce6">
            <text:p>1101194041</text:p>
          </table:table-cell>
          <table:table-cell office:value-type="float" office:value="65" table:style-name="ce6">
            <text:p>65</text:p>
          </table:table-cell>
          <table:table-cell office:value-type="float" office:value="92" table:style-name="ce6">
            <text:p>92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40" table:style-name="ce6">
            <text:p>40</text:p>
          </table:table-cell>
          <table:table-cell office:value-type="float" office:value="73.333333333333329" table:style-name="ce6">
            <text:p>73,33333333</text:p>
          </table:table-cell>
          <table:table-cell table:style-name="ce6"/>
          <table:table-cell office:value-type="float" office:value="65" table:formula="of:=[.E26]" table:style-name="ce10">
            <text:p>65</text:p>
          </table:table-cell>
          <table:table-cell office:value-type="float" office:value="94.303030303030297" table:formula="of:=([.F26]+[.G26]+[.H26])/3" table:style-name="ce11">
            <text:p>94,3030303</text:p>
          </table:table-cell>
          <table:table-cell office:value-type="float" office:value="53.333333333333329" table:formula="of:=0.4*[.J26]+0.6*[.I26]" table:style-name="ce12">
            <text:p>53,33333333</text:p>
          </table:table-cell>
          <table:table-cell office:value-type="float" office:value="70.878787878787875" table:formula="of:=AVERAGE([.L26:.N26])" table:style-name="ce1">
            <text:p>70,87878788</text:p>
          </table:table-cell>
          <table:table-cell table:number-columns-repeated="1636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VIONALISA</text:p>
          </table:table-cell>
          <table:table-cell office:value-type="string" table:style-name="ce1">
            <text:p>OKTAVIA KUSUMA NINGRUM</text:p>
          </table:table-cell>
          <table:table-cell office:value-type="string" table:style-name="ce6">
            <text:p>1101194068</text:p>
          </table:table-cell>
          <table:table-cell office:value-type="float" office:value="60" table:style-name="ce6">
            <text:p>60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80" table:style-name="ce6">
            <text:p>80</text:p>
          </table:table-cell>
          <table:table-cell office:value-type="float" office:value="80" table:style-name="ce6">
            <text:p>80</text:p>
          </table:table-cell>
          <table:table-cell table:style-name="ce6"/>
          <table:table-cell office:value-type="float" office:value="60" table:formula="of:=[.E27]" table:style-name="ce10">
            <text:p>60</text:p>
          </table:table-cell>
          <table:table-cell office:value-type="float" office:value="98.666666666666671" table:formula="of:=([.F27]+[.G27]+[.H27])/3" table:style-name="ce11">
            <text:p>98,66666667</text:p>
          </table:table-cell>
          <table:table-cell office:value-type="float" office:value="80" table:formula="of:=0.4*[.J27]+0.6*[.I27]" table:style-name="ce12">
            <text:p>80</text:p>
          </table:table-cell>
          <table:table-cell office:value-type="float" office:value="79.555555555555557" table:formula="of:=AVERAGE([.L27:.N27])" table:style-name="ce1">
            <text:p>79,55555556</text:p>
          </table:table-cell>
          <table:table-cell table:number-columns-repeated="1636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JIWA</text:p>
          </table:table-cell>
          <table:table-cell office:value-type="string" table:style-name="ce1">
            <text:p>SAMBHUWARA</text:p>
          </table:table-cell>
          <table:table-cell office:value-type="string" table:style-name="ce6">
            <text:p>1101194128</text:p>
          </table:table-cell>
          <table:table-cell office:value-type="float" office:value="55" table:style-name="ce6">
            <text:p>55</text:p>
          </table:table-cell>
          <table:table-cell office:value-type="float" office:value="80" table:style-name="ce6">
            <text:p>80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80" table:style-name="ce6">
            <text:p>80</text:p>
          </table:table-cell>
          <table:table-cell office:value-type="float" office:value="73.333333333333329" table:style-name="ce6">
            <text:p>73,33333333</text:p>
          </table:table-cell>
          <table:table-cell table:style-name="ce6"/>
          <table:table-cell office:value-type="float" office:value="55" table:formula="of:=[.E28]" table:style-name="ce10">
            <text:p>55</text:p>
          </table:table-cell>
          <table:table-cell office:value-type="float" office:value="90.303030303030297" table:formula="of:=([.F28]+[.G28]+[.H28])/3" table:style-name="ce11">
            <text:p>90,3030303</text:p>
          </table:table-cell>
          <table:table-cell office:value-type="float" office:value="77.333333333333329" table:formula="of:=0.4*[.J28]+0.6*[.I28]" table:style-name="ce12">
            <text:p>77,33333333</text:p>
          </table:table-cell>
          <table:table-cell office:value-type="float" office:value="74.212121212121204" table:formula="of:=AVERAGE([.L28:.N28])" table:style-name="ce1">
            <text:p>74,21212121</text:p>
          </table:table-cell>
          <table:table-cell table:number-columns-repeated="1636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TAHANI</text:p>
          </table:table-cell>
          <table:table-cell office:value-type="string" table:style-name="ce1">
            <text:p>SALSABILA</text:p>
          </table:table-cell>
          <table:table-cell office:value-type="string" table:style-name="ce6">
            <text:p>1101194132</text:p>
          </table:table-cell>
          <table:table-cell office:value-type="float" office:value="65" table:style-name="ce6">
            <text:p>65</text:p>
          </table:table-cell>
          <table:table-cell office:value-type="float" office:value="96" table:style-name="ce6">
            <text:p>96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40" table:style-name="ce6">
            <text:p>40</text:p>
          </table:table-cell>
          <table:table-cell office:value-type="float" office:value="93.333333333333329" table:style-name="ce6">
            <text:p>93,33333333</text:p>
          </table:table-cell>
          <table:table-cell table:style-name="ce6"/>
          <table:table-cell office:value-type="float" office:value="65" table:formula="of:=[.E29]" table:style-name="ce10">
            <text:p>65</text:p>
          </table:table-cell>
          <table:table-cell office:value-type="float" office:value="95.636363636363626" table:formula="of:=([.F29]+[.G29]+[.H29])/3" table:style-name="ce11">
            <text:p>95,63636364</text:p>
          </table:table-cell>
          <table:table-cell office:value-type="float" office:value="61.333333333333336" table:formula="of:=0.4*[.J29]+0.6*[.I29]" table:style-name="ce12">
            <text:p>61,33333333</text:p>
          </table:table-cell>
          <table:table-cell office:value-type="float" office:value="73.98989898989899" table:formula="of:=AVERAGE([.L29:.N29])" table:style-name="ce1">
            <text:p>73,98989899</text:p>
          </table:table-cell>
          <table:table-cell table:number-columns-repeated="1636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ALIYU ZIKRULLAH</text:p>
          </table:table-cell>
          <table:table-cell office:value-type="string" table:style-name="ce6">
            <text:p>1101194145</text:p>
          </table:table-cell>
          <table:table-cell office:value-type="float" office:value="50" table:style-name="ce6">
            <text:p>50</text:p>
          </table:table-cell>
          <table:table-cell office:value-type="float" office:value="0" table:style-name="ce6">
            <text:p>0</text:p>
          </table:table-cell>
          <table:table-cell office:value-type="float" office:value="86.36363636363636" table:style-name="ce6">
            <text:p>86,36363636</text:p>
          </table:table-cell>
          <table:table-cell office:value-type="float" office:value="86.36363636363636" table:style-name="ce6">
            <text:p>86,36363636</text:p>
          </table:table-cell>
          <table:table-cell office:value-type="float" office:value="40" table:style-name="ce6">
            <text:p>40</text:p>
          </table:table-cell>
          <table:table-cell office:value-type="float" office:value="86.666666666666671" table:style-name="ce6">
            <text:p>86,66666667</text:p>
          </table:table-cell>
          <table:table-cell table:style-name="ce6"/>
          <table:table-cell office:value-type="float" office:value="50" table:formula="of:=[.E30]" table:style-name="ce10">
            <text:p>50</text:p>
          </table:table-cell>
          <table:table-cell office:value-type="float" office:value="57.575757575757571" table:formula="of:=([.F30]+[.G30]+[.H30])/3" table:style-name="ce11">
            <text:p>57,57575758</text:p>
          </table:table-cell>
          <table:table-cell office:value-type="float" office:value="58.666666666666671" table:formula="of:=0.4*[.J30]+0.6*[.I30]" table:style-name="ce12">
            <text:p>58,66666667</text:p>
          </table:table-cell>
          <table:table-cell office:value-type="float" office:value="55.414141414141419" table:formula="of:=AVERAGE([.L30:.N30])" table:style-name="ce1">
            <text:p>55,41414141</text:p>
          </table:table-cell>
          <table:table-cell table:number-columns-repeated="1636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HELMI</text:p>
          </table:table-cell>
          <table:table-cell office:value-type="string" table:style-name="ce1">
            <text:p>FADHLURRAHMAN NABALAH</text:p>
          </table:table-cell>
          <table:table-cell office:value-type="string" table:style-name="ce6">
            <text:p>1101194165</text:p>
          </table:table-cell>
          <table:table-cell office:value-type="float" office:value="60" table:style-name="ce6">
            <text:p>60</text:p>
          </table:table-cell>
          <table:table-cell office:value-type="float" office:value="96" table:style-name="ce6">
            <text:p>96</text:p>
          </table:table-cell>
          <table:table-cell office:value-type="float" office:value="81.818181818181813" table:style-name="ce6">
            <text:p>81,81818182</text:p>
          </table:table-cell>
          <table:table-cell office:value-type="float" office:value="81.818181818181813" table:style-name="ce6">
            <text:p>81,81818182</text:p>
          </table:table-cell>
          <table:table-cell office:value-type="float" office:value="40" table:style-name="ce6">
            <text:p>40</text:p>
          </table:table-cell>
          <table:table-cell office:value-type="float" office:value="80" table:style-name="ce6">
            <text:p>80</text:p>
          </table:table-cell>
          <table:table-cell table:style-name="ce6"/>
          <table:table-cell office:value-type="float" office:value="60" table:formula="of:=[.E31]" table:style-name="ce10">
            <text:p>60</text:p>
          </table:table-cell>
          <table:table-cell office:value-type="float" office:value="86.545454545454547" table:formula="of:=([.F31]+[.G31]+[.H31])/3" table:style-name="ce11">
            <text:p>86,54545455</text:p>
          </table:table-cell>
          <table:table-cell office:value-type="float" office:value="56" table:formula="of:=0.4*[.J31]+0.6*[.I31]" table:style-name="ce12">
            <text:p>56</text:p>
          </table:table-cell>
          <table:table-cell office:value-type="float" office:value="67.515151515151516" table:formula="of:=AVERAGE([.L31:.N31])" table:style-name="ce1">
            <text:p>67,51515152</text:p>
          </table:table-cell>
          <table:table-cell table:number-columns-repeated="1636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REVITA</text:p>
          </table:table-cell>
          <table:table-cell office:value-type="string" table:style-name="ce1">
            <text:p>RACHEL</text:p>
          </table:table-cell>
          <table:table-cell office:value-type="string" table:style-name="ce6">
            <text:p>1101194166</text:p>
          </table:table-cell>
          <table:table-cell office:value-type="float" office:value="75" table:style-name="ce6">
            <text:p>75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66.666666666666671" table:style-name="ce6">
            <text:p>66,66666667</text:p>
          </table:table-cell>
          <table:table-cell table:style-name="ce6"/>
          <table:table-cell office:value-type="float" office:value="75" table:formula="of:=[.E32]" table:style-name="ce10">
            <text:p>75</text:p>
          </table:table-cell>
          <table:table-cell office:value-type="float" office:value="98.666666666666671" table:formula="of:=([.F32]+[.G32]+[.H32])/3" table:style-name="ce11">
            <text:p>98,66666667</text:p>
          </table:table-cell>
          <table:table-cell office:value-type="float" office:value="53.666666666666671" table:formula="of:=0.4*[.J32]+0.6*[.I32]" table:style-name="ce12">
            <text:p>53,66666667</text:p>
          </table:table-cell>
          <table:table-cell office:value-type="float" office:value="75.777777777777786" table:formula="of:=AVERAGE([.L32:.N32])" table:style-name="ce1">
            <text:p>75,77777778</text:p>
          </table:table-cell>
          <table:table-cell table:number-columns-repeated="1636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OCH.</text:p>
          </table:table-cell>
          <table:table-cell office:value-type="string" table:style-name="ce1">
            <text:p>ARIL BACHTIAR</text:p>
          </table:table-cell>
          <table:table-cell office:value-type="string" table:style-name="ce6">
            <text:p>1101194220</text:p>
          </table:table-cell>
          <table:table-cell office:value-type="float" office:value="75" table:style-name="ce6">
            <text:p>75</text:p>
          </table:table-cell>
          <table:table-cell office:value-type="float" office:value="96" table:style-name="ce6">
            <text:p>96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45" table:style-name="ce6">
            <text:p>45</text:p>
          </table:table-cell>
          <table:table-cell office:value-type="float" office:value="86.666666666666671" table:style-name="ce6">
            <text:p>86,66666667</text:p>
          </table:table-cell>
          <table:table-cell table:style-name="ce6"/>
          <table:table-cell office:value-type="float" office:value="75" table:formula="of:=[.E33]" table:style-name="ce10">
            <text:p>75</text:p>
          </table:table-cell>
          <table:table-cell office:value-type="float" office:value="95.636363636363626" table:formula="of:=([.F33]+[.G33]+[.H33])/3" table:style-name="ce11">
            <text:p>95,63636364</text:p>
          </table:table-cell>
          <table:table-cell office:value-type="float" office:value="61.666666666666671" table:formula="of:=0.4*[.J33]+0.6*[.I33]" table:style-name="ce12">
            <text:p>61,66666667</text:p>
          </table:table-cell>
          <table:table-cell office:value-type="float" office:value="77.434343434343432" table:formula="of:=AVERAGE([.L33:.N33])" table:style-name="ce1">
            <text:p>77,43434343</text:p>
          </table:table-cell>
          <table:table-cell table:number-columns-repeated="1636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SAYID</text:p>
          </table:table-cell>
          <table:table-cell office:value-type="string" table:style-name="ce1">
            <text:p>HUSEINI ELFARIZI</text:p>
          </table:table-cell>
          <table:table-cell office:value-type="string" table:style-name="ce6">
            <text:p>1101194232</text:p>
          </table:table-cell>
          <table:table-cell office:value-type="float" office:value="80" table:style-name="ce6">
            <text:p>80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73.333333333333329" table:style-name="ce6">
            <text:p>73,33333333</text:p>
          </table:table-cell>
          <table:table-cell table:style-name="ce6"/>
          <table:table-cell office:value-type="float" office:value="80" table:formula="of:=[.E34]" table:style-name="ce10">
            <text:p>80</text:p>
          </table:table-cell>
          <table:table-cell office:value-type="float" office:value="98.666666666666671" table:formula="of:=([.F34]+[.G34]+[.H34])/3" table:style-name="ce11">
            <text:p>98,66666667</text:p>
          </table:table-cell>
          <table:table-cell office:value-type="float" office:value="56.333333333333329" table:formula="of:=0.4*[.J34]+0.6*[.I34]" table:style-name="ce12">
            <text:p>56,33333333</text:p>
          </table:table-cell>
          <table:table-cell office:value-type="float" office:value="78.333333333333329" table:formula="of:=AVERAGE([.L34:.N34])" table:style-name="ce1">
            <text:p>78,33333333</text:p>
          </table:table-cell>
          <table:table-cell table:number-columns-repeated="1636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IQBAL</text:p>
          </table:table-cell>
          <table:table-cell office:value-type="string" table:style-name="ce1">
            <text:p>KURNIAWAN PERDANA</text:p>
          </table:table-cell>
          <table:table-cell office:value-type="string" table:style-name="ce6">
            <text:p>1101194247</text:p>
          </table:table-cell>
          <table:table-cell office:value-type="float" office:value="55" table:style-name="ce6">
            <text:p>55</text:p>
          </table:table-cell>
          <table:table-cell office:value-type="float" office:value="88" table:style-name="ce6">
            <text:p>88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80" table:style-name="ce6">
            <text:p>80</text:p>
          </table:table-cell>
          <table:table-cell office:value-type="float" office:value="66.666666666666671" table:style-name="ce6">
            <text:p>66,66666667</text:p>
          </table:table-cell>
          <table:table-cell table:style-name="ce6"/>
          <table:table-cell office:value-type="float" office:value="55" table:formula="of:=[.E35]" table:style-name="ce10">
            <text:p>55</text:p>
          </table:table-cell>
          <table:table-cell office:value-type="float" office:value="96" table:formula="of:=([.F35]+[.G35]+[.H35])/3" table:style-name="ce11">
            <text:p>96</text:p>
          </table:table-cell>
          <table:table-cell office:value-type="float" office:value="74.666666666666671" table:formula="of:=0.4*[.J35]+0.6*[.I35]" table:style-name="ce12">
            <text:p>74,66666667</text:p>
          </table:table-cell>
          <table:table-cell office:value-type="float" office:value="75.222222222222229" table:formula="of:=AVERAGE([.L35:.N35])" table:style-name="ce1">
            <text:p>75,22222222</text:p>
          </table:table-cell>
          <table:table-cell table:number-columns-repeated="1636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HANIIFAH</text:p>
          </table:table-cell>
          <table:table-cell office:value-type="string" table:style-name="ce1">
            <text:p>ARIF ASH-SHIDDIQ</text:p>
          </table:table-cell>
          <table:table-cell office:value-type="string" table:style-name="ce6">
            <text:p>1101194259</text:p>
          </table:table-cell>
          <table:table-cell office:value-type="float" office:value="65" table:style-name="ce6">
            <text:p>65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86.666666666666671" table:style-name="ce6">
            <text:p>86,66666667</text:p>
          </table:table-cell>
          <table:table-cell table:style-name="ce6"/>
          <table:table-cell office:value-type="float" office:value="65" table:formula="of:=[.E36]" table:style-name="ce10">
            <text:p>65</text:p>
          </table:table-cell>
          <table:table-cell office:value-type="float" office:value="98.666666666666671" table:formula="of:=([.F36]+[.G36]+[.H36])/3" table:style-name="ce11">
            <text:p>98,66666667</text:p>
          </table:table-cell>
          <table:table-cell office:value-type="float" office:value="61.666666666666671" table:formula="of:=0.4*[.J36]+0.6*[.I36]" table:style-name="ce12">
            <text:p>61,66666667</text:p>
          </table:table-cell>
          <table:table-cell office:value-type="float" office:value="75.111111111111128" table:formula="of:=AVERAGE([.L36:.N36])" table:style-name="ce1">
            <text:p>75,11111111</text:p>
          </table:table-cell>
          <table:table-cell table:number-columns-repeated="1636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ADILLAH</text:p>
          </table:table-cell>
          <table:table-cell office:value-type="string" table:style-name="ce1">
            <text:p>RAHMATIA KAUTSARI</text:p>
          </table:table-cell>
          <table:table-cell office:value-type="string" table:style-name="ce6">
            <text:p>1101194284</text:p>
          </table:table-cell>
          <table:table-cell office:value-type="float" office:value="80" table:style-name="ce6">
            <text:p>8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80" table:style-name="ce6">
            <text:p>80</text:p>
          </table:table-cell>
          <table:table-cell office:value-type="float" office:value="100" table:style-name="ce6">
            <text:p>100</text:p>
          </table:table-cell>
          <table:table-cell table:style-name="ce6"/>
          <table:table-cell office:value-type="float" office:value="80" table:formula="of:=[.E37]" table:style-name="ce10">
            <text:p>80</text:p>
          </table:table-cell>
          <table:table-cell office:value-type="float" office:value="100" table:formula="of:=([.F37]+[.G37]+[.H37])/3" table:style-name="ce11">
            <text:p>100</text:p>
          </table:table-cell>
          <table:table-cell office:value-type="float" office:value="88" table:formula="of:=0.4*[.J37]+0.6*[.I37]" table:style-name="ce12">
            <text:p>88</text:p>
          </table:table-cell>
          <table:table-cell office:value-type="float" office:value="89.333333333333329" table:formula="of:=AVERAGE([.L37:.N37])" table:style-name="ce1">
            <text:p>89,33333333</text:p>
          </table:table-cell>
          <table:table-cell table:number-columns-repeated="1636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FADHILAH RAFII` RAMADHAN</text:p>
          </table:table-cell>
          <table:table-cell office:value-type="string" table:style-name="ce6">
            <text:p>1101194286</text:p>
          </table:table-cell>
          <table:table-cell office:value-type="float" office:value="80" table:style-name="ce6">
            <text:p>80</text:p>
          </table:table-cell>
          <table:table-cell office:value-type="float" office:value="0" table:style-name="ce6">
            <text:p>0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40" table:style-name="ce6">
            <text:p>40</text:p>
          </table:table-cell>
          <table:table-cell office:value-type="float" office:value="73.333333333333329" table:style-name="ce6">
            <text:p>73,33333333</text:p>
          </table:table-cell>
          <table:table-cell table:style-name="ce6"/>
          <table:table-cell office:value-type="float" office:value="80" table:formula="of:=[.E38]" table:style-name="ce10">
            <text:p>80</text:p>
          </table:table-cell>
          <table:table-cell office:value-type="float" office:value="63.636363636363633" table:formula="of:=([.F38]+[.G38]+[.H38])/3" table:style-name="ce11">
            <text:p>63,63636364</text:p>
          </table:table-cell>
          <table:table-cell office:value-type="float" office:value="53.333333333333329" table:formula="of:=0.4*[.J38]+0.6*[.I38]" table:style-name="ce12">
            <text:p>53,33333333</text:p>
          </table:table-cell>
          <table:table-cell office:value-type="float" office:value="65.656565656565647" table:formula="of:=AVERAGE([.L38:.N38])" table:style-name="ce1">
            <text:p>65,65656566</text:p>
          </table:table-cell>
          <table:table-cell table:number-columns-repeated="1636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RAIYAN</text:p>
          </table:table-cell>
          <table:table-cell office:value-type="string" table:style-name="ce1">
            <text:p>ADI WIBOWO</text:p>
          </table:table-cell>
          <table:table-cell office:value-type="string" table:style-name="ce6">
            <text:p>1101194298</text:p>
          </table:table-cell>
          <table:table-cell office:value-type="float" office:value="55" table:style-name="ce6">
            <text:p>55</text:p>
          </table:table-cell>
          <table:table-cell office:value-type="float" office:value="92" table:style-name="ce6">
            <text:p>92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80" table:style-name="ce6">
            <text:p>80</text:p>
          </table:table-cell>
          <table:table-cell table:style-name="ce6"/>
          <table:table-cell office:value-type="float" office:value="55" table:formula="of:=[.E39]" table:style-name="ce10">
            <text:p>55</text:p>
          </table:table-cell>
          <table:table-cell office:value-type="float" office:value="97.333333333333329" table:formula="of:=([.F39]+[.G39]+[.H39])/3" table:style-name="ce11">
            <text:p>97,33333333</text:p>
          </table:table-cell>
          <table:table-cell office:value-type="float" office:value="59" table:formula="of:=0.4*[.J39]+0.6*[.I39]" table:style-name="ce12">
            <text:p>59</text:p>
          </table:table-cell>
          <table:table-cell office:value-type="float" office:value="70.444444444444443" table:formula="of:=AVERAGE([.L39:.N39])" table:style-name="ce1">
            <text:p>70,44444444</text:p>
          </table:table-cell>
          <table:table-cell table:number-columns-repeated="1636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DELIA</text:p>
          </table:table-cell>
          <table:table-cell office:value-type="string" table:style-name="ce1">
            <text:p>NABIZA PUTRI</text:p>
          </table:table-cell>
          <table:table-cell office:value-type="string" table:style-name="ce6">
            <text:p>1101194343</text:p>
          </table:table-cell>
          <table:table-cell office:value-type="float" office:value="65" table:style-name="ce6">
            <text:p>65</text:p>
          </table:table-cell>
          <table:table-cell office:value-type="float" office:value="88" table:style-name="ce6">
            <text:p>88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95.454545454545453" table:style-name="ce6">
            <text:p>95,45454545</text:p>
          </table:table-cell>
          <table:table-cell office:value-type="float" office:value="45" table:style-name="ce6">
            <text:p>45</text:p>
          </table:table-cell>
          <table:table-cell office:value-type="float" office:value="73.333333333333329" table:style-name="ce6">
            <text:p>73,33333333</text:p>
          </table:table-cell>
          <table:table-cell table:style-name="ce6"/>
          <table:table-cell office:value-type="float" office:value="65" table:formula="of:=[.E40]" table:style-name="ce10">
            <text:p>65</text:p>
          </table:table-cell>
          <table:table-cell office:value-type="float" office:value="92.969696969696955" table:formula="of:=([.F40]+[.G40]+[.H40])/3" table:style-name="ce11">
            <text:p>92,96969697</text:p>
          </table:table-cell>
          <table:table-cell office:value-type="float" office:value="56.333333333333329" table:formula="of:=0.4*[.J40]+0.6*[.I40]" table:style-name="ce12">
            <text:p>56,33333333</text:p>
          </table:table-cell>
          <table:table-cell office:value-type="float" office:value="71.434343434343418" table:formula="of:=AVERAGE([.L40:.N40])" table:style-name="ce1">
            <text:p>71,43434343</text:p>
          </table:table-cell>
          <table:table-cell table:number-columns-repeated="1636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UTU ALIFIAN DARMAWAN</text:p>
          </table:table-cell>
          <table:table-cell office:value-type="string" table:style-name="ce6">
            <text:p>1101194397</text:p>
          </table:table-cell>
          <table:table-cell office:value-type="float" office:value="55" table:style-name="ce6">
            <text:p>55</text:p>
          </table:table-cell>
          <table:table-cell office:value-type="float" office:value="88" table:style-name="ce6">
            <text:p>88</text:p>
          </table:table-cell>
          <table:table-cell office:value-type="float" office:value="90.909090909090907" table:style-name="ce6">
            <text:p>90,90909091</text:p>
          </table:table-cell>
          <table:table-cell office:value-type="float" office:value="90.909090909090907" table:style-name="ce6">
            <text:p>90,90909091</text:p>
          </table:table-cell>
          <table:table-cell office:value-type="float" office:value="45" table:style-name="ce6">
            <text:p>45</text:p>
          </table:table-cell>
          <table:table-cell office:value-type="float" office:value="66.666666666666671" table:style-name="ce1">
            <text:p>66,66666667</text:p>
          </table:table-cell>
          <table:table-cell table:style-name="ce1"/>
          <table:table-cell office:value-type="float" office:value="55" table:formula="of:=[.E41]" table:style-name="ce13">
            <text:p>55</text:p>
          </table:table-cell>
          <table:table-cell office:value-type="float" office:value="89.939393939393938" table:formula="of:=([.F41]+[.G41]+[.H41])/3" table:style-name="ce14">
            <text:p>89,93939394</text:p>
          </table:table-cell>
          <table:table-cell office:value-type="float" office:value="53.666666666666671" table:formula="of:=0.4*[.J41]+0.6*[.I41]" table:style-name="ce15">
            <text:p>53,66666667</text:p>
          </table:table-cell>
          <table:table-cell office:value-type="float" office:value="66.202020202020208" table:formula="of:=AVERAGE([.L41:.N41])" table:style-name="ce1">
            <text:p>66,2020202</text:p>
          </table:table-cell>
          <table:table-cell table:number-columns-repeated="16369"/>
        </table:table-row>
        <table:table-row table:number-rows-repeated="1048535" table:style-name="ro1">
          <table:table-cell table:number-columns-repeated="16384"/>
        </table:table-row>
      </table:table>
      <table:table table:name="Sheet1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12" table:default-cell-style-name="ce1"/>
        <table:table-column table:style-name="co13" table:default-cell-style-name="ce6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6374" table:default-cell-style-name="ce1"/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handy ramanda firmansyach</text:p>
          </table:table-cell>
          <table:table-cell office:value-type="float" office:value="1101180133" table:style-name="ce1">
            <text:p>1101180133</text:p>
          </table:table-cell>
          <table:table-cell office:value-type="float" office:value="60" table:formula="of:=100*[.A1]/15" table:style-name="ce1">
            <text:p>60</text:p>
          </table:table-cell>
          <table:table-cell table:style-name="ce1"/>
          <table:table-cell office:value-type="string" table:style-name="ce1">
            <text:p>shandy ramanda firmansyach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shandy ramanda firmansyach</text:p>
          </table:table-cell>
          <table:table-cell office:value-type="float" office:value="95.454545454545453" table:style-name="ce1">
            <text:p>95,45454545</text:p>
          </table:table-cell>
          <table:table-cell office:value-type="string" table:style-name="ce1">
            <text:p>shandy ramanda firmansyach</text:p>
          </table:table-cell>
          <table:table-cell office:value-type="float" office:value="95.454545454545453" table:style-name="ce1">
            <text:p>95,45454545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uhammad Ridho H</text:p>
          </table:table-cell>
          <table:table-cell office:value-type="float" office:value="1101180288" table:style-name="ce1">
            <text:p>1101180288</text:p>
          </table:table-cell>
          <table:table-cell office:value-type="float" office:value="53.333333333333336" table:formula="of:=100*[.A2]/15" table:style-name="ce1">
            <text:p>53,33333333</text:p>
          </table:table-cell>
          <table:table-cell table:style-name="ce1"/>
          <table:table-cell office:value-type="string" table:style-name="ce1">
            <text:p>Muhammad Ridho H</text:p>
          </table:table-cell>
          <table:table-cell office:value-type="float" office:value="80" table:style-name="ce6">
            <text:p>80</text:p>
          </table:table-cell>
          <table:table-cell office:value-type="string" table:style-name="ce1">
            <text:p>Muhammad Ridho H</text:p>
          </table:table-cell>
          <table:table-cell office:value-type="float" office:value="81.818181818181813" table:style-name="ce1">
            <text:p>81,81818182</text:p>
          </table:table-cell>
          <table:table-cell office:value-type="string" table:style-name="ce1">
            <text:p>Muhammad Ridho H</text:p>
          </table:table-cell>
          <table:table-cell office:value-type="float" office:value="81.818181818181813" table:style-name="ce1">
            <text:p>81,81818182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ggika Rizki Hanurdani Nst</text:p>
          </table:table-cell>
          <table:table-cell office:value-type="float" office:value="1101184370" table:style-name="ce1">
            <text:p>1101184370</text:p>
          </table:table-cell>
          <table:table-cell office:value-type="float" office:value="60" table:formula="of:=100*[.A3]/15" table:style-name="ce1">
            <text:p>60</text:p>
          </table:table-cell>
          <table:table-cell table:style-name="ce1"/>
          <table:table-cell office:value-type="string" table:style-name="ce1">
            <text:p>Anggika Rizky Hanurdani Nst</text:p>
          </table:table-cell>
          <table:table-cell office:value-type="float" office:value="88" table:style-name="ce6">
            <text:p>88</text:p>
          </table:table-cell>
          <table:table-cell office:value-type="string" table:style-name="ce1">
            <text:p>Anggika RIZKI Hanuedani Nst</text:p>
          </table:table-cell>
          <table:table-cell office:value-type="float" office:value="90.909090909090907" table:style-name="ce1">
            <text:p>90,90909091</text:p>
          </table:table-cell>
          <table:table-cell office:value-type="string" table:style-name="ce1">
            <text:p>Anggika RIZKI Hanuedani Nst</text:p>
          </table:table-cell>
          <table:table-cell office:value-type="float" office:value="90.909090909090907" table:style-name="ce1">
            <text:p>90,90909091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uhammad Rofi</text:p>
          </table:table-cell>
          <table:table-cell office:value-type="float" office:value="1101190015" table:style-name="ce1">
            <text:p>1101190015</text:p>
          </table:table-cell>
          <table:table-cell office:value-type="float" office:value="80" table:formula="of:=100*[.A4]/15" table:style-name="ce1">
            <text:p>80</text:p>
          </table:table-cell>
          <table:table-cell table:style-name="ce1"/>
          <table:table-cell office:value-type="string" table:style-name="ce1">
            <text:p>Muhammad Rofi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Muhammad Rofi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uhammad Rofi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Yusril Saleh</text:p>
          </table:table-cell>
          <table:table-cell office:value-type="float" office:value="1101190052" table:style-name="ce1">
            <text:p>1101190052</text:p>
          </table:table-cell>
          <table:table-cell office:value-type="float" office:value="73.333333333333329" table:formula="of:=100*[.A5]/15" table:style-name="ce1">
            <text:p>73,33333333</text:p>
          </table:table-cell>
          <table:table-cell table:style-name="ce1"/>
          <table:table-cell office:value-type="string" table:style-name="ce1">
            <text:p>Yusril Saleh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Yusril Saleh</text:p>
          </table:table-cell>
          <table:table-cell office:value-type="float" office:value="86.36363636363636" table:style-name="ce1">
            <text:p>86,36363636</text:p>
          </table:table-cell>
          <table:table-cell office:value-type="string" table:style-name="ce1">
            <text:p>Yusril Saleh</text:p>
          </table:table-cell>
          <table:table-cell office:value-type="float" office:value="86.36363636363636" table:style-name="ce1">
            <text:p>86,36363636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zka Putra Pamungkas</text:p>
          </table:table-cell>
          <table:table-cell office:value-type="float" office:value="1101190076" table:style-name="ce1">
            <text:p>1101190076</text:p>
          </table:table-cell>
          <table:table-cell office:value-type="float" office:value="86.666666666666671" table:formula="of:=100*[.A6]/15" table:style-name="ce1">
            <text:p>86,66666667</text:p>
          </table:table-cell>
          <table:table-cell table:style-name="ce1"/>
          <table:table-cell office:value-type="string" table:style-name="ce1">
            <text:p>Azka Putra Pamungkas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Azka Putra Pamungka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zka Putra Pamungkas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HERNAN HUWAE</text:p>
          </table:table-cell>
          <table:table-cell office:value-type="float" office:value="1101190182" table:style-name="ce1">
            <text:p>1101190182</text:p>
          </table:table-cell>
          <table:table-cell office:value-type="float" office:value="73.333333333333329" table:formula="of:=100*[.A7]/15" table:style-name="ce1">
            <text:p>73,33333333</text:p>
          </table:table-cell>
          <table:table-cell table:style-name="ce1"/>
          <table:table-cell office:value-type="string" table:style-name="ce1">
            <text:p>Hernan Huwae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Hernan Huwae</text:p>
          </table:table-cell>
          <table:table-cell office:value-type="float" office:value="90.909090909090907" table:style-name="ce1">
            <text:p>90,90909091</text:p>
          </table:table-cell>
          <table:table-cell office:value-type="string" table:style-name="ce1">
            <text:p>Hernan Huwae</text:p>
          </table:table-cell>
          <table:table-cell office:value-type="float" office:value="90.909090909090907" table:style-name="ce1">
            <text:p>90,90909091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ENI NUR SEPTIANI</text:p>
          </table:table-cell>
          <table:table-cell office:value-type="float" office:value="1101190196" table:style-name="ce1">
            <text:p>1101190196</text:p>
          </table:table-cell>
          <table:table-cell office:value-type="float" office:value="80" table:formula="of:=100*[.A8]/15" table:style-name="ce1">
            <text:p>80</text:p>
          </table:table-cell>
          <table:table-cell table:style-name="ce1"/>
          <table:table-cell office:value-type="string" table:style-name="ce1">
            <text:p>feni nur septiani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Feni nur septiani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eni nur septiani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UHAMMAD RAFLY RIZKY FERBIANSYAH</text:p>
          </table:table-cell>
          <table:table-cell office:value-type="float" office:value="1101190207" table:style-name="ce1">
            <text:p>1101190207</text:p>
          </table:table-cell>
          <table:table-cell office:value-type="float" office:value="73.333333333333329" table:formula="of:=100*[.A9]/15" table:style-name="ce1">
            <text:p>73,33333333</text:p>
          </table:table-cell>
          <table:table-cell table:style-name="ce1"/>
          <table:table-cell office:value-type="string" table:style-name="ce1">
            <text:p>MUHAMMAD RAFLY RIZKY FERBIANSYAH</text:p>
          </table:table-cell>
          <table:table-cell office:value-type="float" office:value="88" table:style-name="ce6">
            <text:p>88</text:p>
          </table:table-cell>
          <table:table-cell office:value-type="string" table:style-name="ce1">
            <text:p>MUHAMMAD RAFLY RIZKY FERBIANSYAH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UHAMMAD RAFLY RIZKY FERBIANSYAH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arhan Fayyadh</text:p>
          </table:table-cell>
          <table:table-cell office:value-type="float" office:value="1101190263" table:style-name="ce1">
            <text:p>1101190263</text:p>
          </table:table-cell>
          <table:table-cell office:value-type="float" office:value="66.666666666666671" table:formula="of:=100*[.A10]/15" table:style-name="ce1">
            <text:p>66,66666667</text:p>
          </table:table-cell>
          <table:table-cell table:style-name="ce1"/>
          <table:table-cell office:value-type="string" table:style-name="ce1">
            <text:p>Farhan Fayyadh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Farhan Fayyadh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arhan Fayyadh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UHAMMAD RAIHAN BASWARA</text:p>
          </table:table-cell>
          <table:table-cell office:value-type="float" office:value="1101190350" table:style-name="ce1">
            <text:p>1101190350</text:p>
          </table:table-cell>
          <table:table-cell office:value-type="float" office:value="73.333333333333329" table:formula="of:=100*[.A11]/15" table:style-name="ce1">
            <text:p>73,33333333</text:p>
          </table:table-cell>
          <table:table-cell table:style-name="ce1"/>
          <table:table-cell office:value-type="string" table:style-name="ce1">
            <text:p>Muhammad Raihan Baswara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Muhammad Raihan Baswar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uhammad Raihan Baswara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Haris jauhar ansori</text:p>
          </table:table-cell>
          <table:table-cell office:value-type="float" office:value="1101190380" table:style-name="ce1">
            <text:p>1101190380</text:p>
          </table:table-cell>
          <table:table-cell office:value-type="float" office:value="80" table:formula="of:=100*[.A12]/15" table:style-name="ce1">
            <text:p>80</text:p>
          </table:table-cell>
          <table:table-cell table:style-name="ce1"/>
          <table:table-cell office:value-type="string" table:style-name="ce1">
            <text:p>Haris jauhar ansori</text:p>
          </table:table-cell>
          <table:table-cell office:value-type="float" office:value="84" table:style-name="ce6">
            <text:p>84</text:p>
          </table:table-cell>
          <table:table-cell office:value-type="string" table:style-name="ce1">
            <text:p>Haris jauhar ansori</text:p>
          </table:table-cell>
          <table:table-cell office:value-type="float" office:value="81.818181818181813" table:style-name="ce1">
            <text:p>81,81818182</text:p>
          </table:table-cell>
          <table:table-cell office:value-type="string" table:style-name="ce1">
            <text:p>Haris jauhar ansori</text:p>
          </table:table-cell>
          <table:table-cell office:value-type="float" office:value="81.818181818181813" table:style-name="ce1">
            <text:p>81,81818182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. Hasyim Abdillah P.</text:p>
          </table:table-cell>
          <table:table-cell office:value-type="float" office:value="1101191095" table:style-name="ce1">
            <text:p>1101191095</text:p>
          </table:table-cell>
          <table:table-cell office:value-type="float" office:value="73.333333333333329" table:formula="of:=100*[.A13]/15" table:style-name="ce1">
            <text:p>73,33333333</text:p>
          </table:table-cell>
          <table:table-cell table:style-name="ce1"/>
          <table:table-cell office:value-type="string" table:style-name="ce1">
            <text:p>M. Hasyim Abdillah P.</text:p>
          </table:table-cell>
          <table:table-cell office:value-type="float" office:value="92" table:style-name="ce6">
            <text:p>92</text:p>
          </table:table-cell>
          <table:table-cell office:value-type="string" table:style-name="ce1">
            <text:p>M. Hasyim Abdillah P.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. Hasyim Abdillah P.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AROD JOSEPH A</text:p>
          </table:table-cell>
          <table:table-cell office:value-type="float" office:value="1101192480" table:style-name="ce1">
            <text:p>1101192480</text:p>
          </table:table-cell>
          <table:table-cell office:value-type="float" office:value="86.666666666666671" table:formula="of:=100*[.A14]/15" table:style-name="ce1">
            <text:p>86,66666667</text:p>
          </table:table-cell>
          <table:table-cell table:style-name="ce1"/>
          <table:table-cell office:value-type="string" table:style-name="ce1">
            <text:p>HAROD JOSEPH ALMANRO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HAROD JOSEPH ALMANRO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HAROD JOSEPH ALMANRO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chma Zaffindra Amalia</text:p>
          </table:table-cell>
          <table:table-cell office:value-type="float" office:value="1101192482" table:style-name="ce1">
            <text:p>1101192482</text:p>
          </table:table-cell>
          <table:table-cell office:value-type="float" office:value="53.333333333333336" table:formula="of:=100*[.A15]/15" table:style-name="ce1">
            <text:p>53,33333333</text:p>
          </table:table-cell>
          <table:table-cell table:style-name="ce1"/>
          <table:table-cell office:value-type="string" table:style-name="ce1">
            <text:p>Rachma Zaffindra Amalia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Rachma Zaffindra Amali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achma Zaffindra Amalia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ima Ananda Kurnia Ismanto</text:p>
          </table:table-cell>
          <table:table-cell office:value-type="float" office:value="1101193090" table:style-name="ce1">
            <text:p>1101193090</text:p>
          </table:table-cell>
          <table:table-cell office:value-type="float" office:value="53.333333333333336" table:formula="of:=100*[.A16]/15" table:style-name="ce1">
            <text:p>53,33333333</text:p>
          </table:table-cell>
          <table:table-cell table:style-name="ce1"/>
          <table:table-cell office:value-type="string" table:style-name="ce1">
            <text:p>Rima Ananda Kurnia Ismanto</text:p>
          </table:table-cell>
          <table:table-cell office:value-type="float" office:value="88" table:style-name="ce6">
            <text:p>88</text:p>
          </table:table-cell>
          <table:table-cell office:value-type="string" table:style-name="ce1">
            <text:p>Rima Ananda Kurnia Ismanto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ima Ananda Kurnia Ismanto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ofantus Ferdy Malaioni</text:p>
          </table:table-cell>
          <table:table-cell office:value-type="float" office:value="1101193331" table:style-name="ce1">
            <text:p>1101193331</text:p>
          </table:table-cell>
          <table:table-cell office:value-type="float" office:value="80" table:formula="of:=100*[.A17]/15" table:style-name="ce1">
            <text:p>80</text:p>
          </table:table-cell>
          <table:table-cell table:style-name="ce1"/>
          <table:table-cell office:value-type="string" table:style-name="ce1">
            <text:p>Jofantus Ferdy Malaioni</text:p>
          </table:table-cell>
          <table:table-cell office:value-type="float" office:value="88" table:style-name="ce6">
            <text:p>88</text:p>
          </table:table-cell>
          <table:table-cell office:value-type="string" table:style-name="ce1">
            <text:p>Jofantus Ferdy Malaioni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Jofantus Ferdy Malaioni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afif Hafizha Lisan</text:p>
          </table:table-cell>
          <table:table-cell office:value-type="float" office:value="1101193365" table:style-name="ce1">
            <text:p>1101193365</text:p>
          </table:table-cell>
          <table:table-cell office:value-type="float" office:value="73.333333333333329" table:formula="of:=100*[.A18]/15" table:style-name="ce1">
            <text:p>73,33333333</text:p>
          </table:table-cell>
          <table:table-cell table:number-columns-repeated="2" table:style-name="ce1"/>
          <table:table-cell office:value-type="float" office:value="0" table:style-name="ce6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thaliqa Ananda Putri</text:p>
          </table:table-cell>
          <table:table-cell office:value-type="float" office:value="1101193387" table:style-name="ce1">
            <text:p>1101193387</text:p>
          </table:table-cell>
          <table:table-cell office:value-type="float" office:value="66.666666666666671" table:formula="of:=100*[.A19]/15" table:style-name="ce1">
            <text:p>66,66666667</text:p>
          </table:table-cell>
          <table:table-cell table:style-name="ce1"/>
          <table:table-cell office:value-type="string" table:style-name="ce1">
            <text:p>Athaliqa Ananda Putri</text:p>
          </table:table-cell>
          <table:table-cell office:value-type="float" office:value="92" table:style-name="ce6">
            <text:p>92</text:p>
          </table:table-cell>
          <table:table-cell office:value-type="string" table:style-name="ce1">
            <text:p>Athaliqa Ananda Putri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thaliqa Ananda Putri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uh. Zauqhi Nur Tajrid</text:p>
          </table:table-cell>
          <table:table-cell office:value-type="float" office:value="1101193422" table:style-name="ce1">
            <text:p>1101193422</text:p>
          </table:table-cell>
          <table:table-cell office:value-type="float" office:value="80" table:formula="of:=100*[.A20]/15" table:style-name="ce1">
            <text:p>80</text:p>
          </table:table-cell>
          <table:table-cell table:number-columns-repeated="2" table:style-name="ce1"/>
          <table:table-cell office:value-type="float" office:value="0" table:style-name="ce6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icky Sudrajat</text:p>
          </table:table-cell>
          <table:table-cell office:value-type="float" office:value="1101193435" table:style-name="ce1">
            <text:p>1101193435</text:p>
          </table:table-cell>
          <table:table-cell office:value-type="float" office:value="66.666666666666671" table:formula="of:=100*[.A21]/15" table:style-name="ce1">
            <text:p>66,66666667</text:p>
          </table:table-cell>
          <table:table-cell table:number-columns-repeated="2" table:style-name="ce1"/>
          <table:table-cell office:value-type="float" office:value="0" table:style-name="ce6">
            <text:p>0</text:p>
          </table:table-cell>
          <table:table-cell office:value-type="string" table:style-name="ce1">
            <text:p>Ricky Sudrajat</text:p>
          </table:table-cell>
          <table:table-cell office:value-type="float" office:value="86.36363636363636" table:style-name="ce1">
            <text:p>86,36363636</text:p>
          </table:table-cell>
          <table:table-cell office:value-type="string" table:style-name="ce1">
            <text:p>Ricky Sudrajat</text:p>
          </table:table-cell>
          <table:table-cell office:value-type="float" office:value="86.36363636363636" table:style-name="ce1">
            <text:p>86,36363636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Riski Amelia Mulyadi</text:p>
          </table:table-cell>
          <table:table-cell office:value-type="float" office:value="1101193451" table:style-name="ce1">
            <text:p>1101193451</text:p>
          </table:table-cell>
          <table:table-cell office:value-type="float" office:value="86.666666666666671" table:formula="of:=100*[.A22]/15" table:style-name="ce1">
            <text:p>86,66666667</text:p>
          </table:table-cell>
          <table:table-cell table:style-name="ce1"/>
          <table:table-cell office:value-type="string" table:style-name="ce1">
            <text:p>Riski Amelia Mulyadi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Riski Amelia Mulyadi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iski Amelia Mulyadi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Rivanka Abyan Yusuf</text:p>
          </table:table-cell>
          <table:table-cell office:value-type="float" office:value="1101193458" table:style-name="ce1">
            <text:p>1101193458</text:p>
          </table:table-cell>
          <table:table-cell office:value-type="float" office:value="86.666666666666671" table:formula="of:=100*[.A23]/15" table:style-name="ce1">
            <text:p>86,66666667</text:p>
          </table:table-cell>
          <table:table-cell table:style-name="ce1"/>
          <table:table-cell office:value-type="string" table:style-name="ce1">
            <text:p>Rivanka Abyan Yusuf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Rivanka Abyan Yusuf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ivanka Abyan Yusuf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YAFAAT DEHA FEBRIYAN</text:p>
          </table:table-cell>
          <table:table-cell office:value-type="float" office:value="1101194032" table:style-name="ce1">
            <text:p>1101194032</text:p>
          </table:table-cell>
          <table:table-cell office:value-type="float" office:value="86.666666666666671" table:formula="of:=100*[.A24]/15" table:style-name="ce1">
            <text:p>86,66666667</text:p>
          </table:table-cell>
          <table:table-cell table:style-name="ce1"/>
          <table:table-cell office:value-type="string" table:style-name="ce1">
            <text:p>SYAFAAT DEHA FEBRIYAN</text:p>
          </table:table-cell>
          <table:table-cell office:value-type="float" office:value="92" table:style-name="ce6">
            <text:p>92</text:p>
          </table:table-cell>
          <table:table-cell office:value-type="string" table:style-name="ce1">
            <text:p>SYAFAAT DEHA FEBRIY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YAFAAT DEHA FEBRIYAN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Kania Ilma Fathaniah</text:p>
          </table:table-cell>
          <table:table-cell office:value-type="float" office:value="1101194041" table:style-name="ce1">
            <text:p>1101194041</text:p>
          </table:table-cell>
          <table:table-cell office:value-type="float" office:value="73.333333333333329" table:formula="of:=100*[.A25]/15" table:style-name="ce1">
            <text:p>73,33333333</text:p>
          </table:table-cell>
          <table:table-cell table:style-name="ce1"/>
          <table:table-cell office:value-type="string" table:style-name="ce1">
            <text:p>Kania Ilma Fathaniah</text:p>
          </table:table-cell>
          <table:table-cell office:value-type="float" office:value="92" table:style-name="ce6">
            <text:p>92</text:p>
          </table:table-cell>
          <table:table-cell office:value-type="string" table:style-name="ce1">
            <text:p>Kania Ilma Fathaniah</text:p>
          </table:table-cell>
          <table:table-cell office:value-type="float" office:value="95.454545454545453" table:style-name="ce1">
            <text:p>95,45454545</text:p>
          </table:table-cell>
          <table:table-cell office:value-type="string" table:style-name="ce1">
            <text:p>Kania Ilma Fathaniah</text:p>
          </table:table-cell>
          <table:table-cell office:value-type="float" office:value="95.454545454545453" table:style-name="ce1">
            <text:p>95,45454545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Vionalisa Oktavia Kusuma N</text:p>
          </table:table-cell>
          <table:table-cell office:value-type="float" office:value="1101194068" table:style-name="ce1">
            <text:p>1101194068</text:p>
          </table:table-cell>
          <table:table-cell office:value-type="float" office:value="80" table:formula="of:=100*[.A26]/15" table:style-name="ce1">
            <text:p>80</text:p>
          </table:table-cell>
          <table:table-cell table:style-name="ce1"/>
          <table:table-cell office:value-type="string" table:style-name="ce1">
            <text:p>Vionalisa Oktavia Kusuma N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Vionalisa Oktavia Kusuma 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ionalisa Oktavia Kusuma N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Jiwa Sambhuwara</text:p>
          </table:table-cell>
          <table:table-cell office:value-type="float" office:value="1101194128" table:style-name="ce1">
            <text:p>1101194128</text:p>
          </table:table-cell>
          <table:table-cell office:value-type="float" office:value="73.333333333333329" table:formula="of:=100*[.A27]/15" table:style-name="ce1">
            <text:p>73,33333333</text:p>
          </table:table-cell>
          <table:table-cell table:style-name="ce1"/>
          <table:table-cell office:value-type="string" table:style-name="ce1">
            <text:p>Jiwa Sambhuwara</text:p>
          </table:table-cell>
          <table:table-cell office:value-type="float" office:value="80" table:style-name="ce6">
            <text:p>80</text:p>
          </table:table-cell>
          <table:table-cell office:value-type="string" table:style-name="ce1">
            <text:p>Jiwa Sambhuwara</text:p>
          </table:table-cell>
          <table:table-cell office:value-type="float" office:value="95.454545454545453" table:style-name="ce1">
            <text:p>95,45454545</text:p>
          </table:table-cell>
          <table:table-cell office:value-type="string" table:style-name="ce1">
            <text:p>Jiwa Sambhuwara</text:p>
          </table:table-cell>
          <table:table-cell office:value-type="float" office:value="95.454545454545453" table:style-name="ce1">
            <text:p>95,45454545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ahani Salsabila</text:p>
          </table:table-cell>
          <table:table-cell office:value-type="float" office:value="1101194132" table:style-name="ce1">
            <text:p>1101194132</text:p>
          </table:table-cell>
          <table:table-cell office:value-type="float" office:value="93.333333333333329" table:formula="of:=100*[.A28]/15" table:style-name="ce1">
            <text:p>93,33333333</text:p>
          </table:table-cell>
          <table:table-cell table:style-name="ce1"/>
          <table:table-cell office:value-type="string" table:style-name="ce1">
            <text:p>Tahani Salsabila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Tahani Salsabila</text:p>
          </table:table-cell>
          <table:table-cell office:value-type="float" office:value="95.454545454545453" table:style-name="ce1">
            <text:p>95,45454545</text:p>
          </table:table-cell>
          <table:table-cell office:value-type="string" table:style-name="ce1">
            <text:p>Tahani Salsabila</text:p>
          </table:table-cell>
          <table:table-cell office:value-type="float" office:value="95.454545454545453" table:style-name="ce1">
            <text:p>95,45454545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UHAMMAD ALIYU ZIKRULLAH</text:p>
          </table:table-cell>
          <table:table-cell office:value-type="float" office:value="1101194145" table:style-name="ce1">
            <text:p>1101194145</text:p>
          </table:table-cell>
          <table:table-cell office:value-type="float" office:value="86.666666666666671" table:formula="of:=100*[.A29]/15" table:style-name="ce1">
            <text:p>86,66666667</text:p>
          </table:table-cell>
          <table:table-cell table:number-columns-repeated="2" table:style-name="ce1"/>
          <table:table-cell office:value-type="float" office:value="0" table:style-name="ce6">
            <text:p>0</text:p>
          </table:table-cell>
          <table:table-cell office:value-type="string" table:style-name="ce1">
            <text:p>Muhammad Aliyu Zikrullah</text:p>
          </table:table-cell>
          <table:table-cell office:value-type="float" office:value="86.36363636363636" table:style-name="ce1">
            <text:p>86,36363636</text:p>
          </table:table-cell>
          <table:table-cell office:value-type="string" table:style-name="ce1">
            <text:p>Muhammad Aliyu Zikrullah</text:p>
          </table:table-cell>
          <table:table-cell office:value-type="float" office:value="86.36363636363636" table:style-name="ce1">
            <text:p>86,36363636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HELMI FADHLURRAHMAN NABALAH</text:p>
          </table:table-cell>
          <table:table-cell office:value-type="float" office:value="1101194165" table:style-name="ce1">
            <text:p>1101194165</text:p>
          </table:table-cell>
          <table:table-cell office:value-type="float" office:value="80" table:formula="of:=100*[.A30]/15" table:style-name="ce1">
            <text:p>80</text:p>
          </table:table-cell>
          <table:table-cell table:style-name="ce1"/>
          <table:table-cell office:value-type="string" table:style-name="ce1">
            <text:p>HELMI FADHLURRAHMAN NABALAH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Helmi Fadhlurrahman N</text:p>
          </table:table-cell>
          <table:table-cell office:value-type="float" office:value="81.818181818181813" table:style-name="ce1">
            <text:p>81,81818182</text:p>
          </table:table-cell>
          <table:table-cell office:value-type="string" table:style-name="ce1">
            <text:p>Helmi Fadhlurrahman N</text:p>
          </table:table-cell>
          <table:table-cell office:value-type="float" office:value="81.818181818181813" table:style-name="ce1">
            <text:p>81,81818182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evita Rachel</text:p>
          </table:table-cell>
          <table:table-cell office:value-type="float" office:value="1101194166" table:style-name="ce1">
            <text:p>1101194166</text:p>
          </table:table-cell>
          <table:table-cell office:value-type="float" office:value="66.666666666666671" table:formula="of:=100*[.A31]/15" table:style-name="ce1">
            <text:p>66,66666667</text:p>
          </table:table-cell>
          <table:table-cell table:style-name="ce1"/>
          <table:table-cell office:value-type="string" table:style-name="ce1">
            <text:p>Revita Rachel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Revita Rachel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evita Rachel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och. Aril Bachtiar</text:p>
          </table:table-cell>
          <table:table-cell office:value-type="float" office:value="1101194220" table:style-name="ce1">
            <text:p>1101194220</text:p>
          </table:table-cell>
          <table:table-cell office:value-type="float" office:value="86.666666666666671" table:formula="of:=100*[.A32]/15" table:style-name="ce1">
            <text:p>86,66666667</text:p>
          </table:table-cell>
          <table:table-cell table:style-name="ce1"/>
          <table:table-cell office:value-type="string" table:style-name="ce1">
            <text:p>Moch. Aril Bachtiar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Moch. Aril Bachtiar</text:p>
          </table:table-cell>
          <table:table-cell office:value-type="float" office:value="95.454545454545453" table:style-name="ce1">
            <text:p>95,45454545</text:p>
          </table:table-cell>
          <table:table-cell office:value-type="string" table:style-name="ce1">
            <text:p>Moch. Aril Bachtiar</text:p>
          </table:table-cell>
          <table:table-cell office:value-type="float" office:value="95.454545454545453" table:style-name="ce1">
            <text:p>95,45454545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AYID HUSEINI ELFARIZI</text:p>
          </table:table-cell>
          <table:table-cell office:value-type="float" office:value="1101194232" table:style-name="ce1">
            <text:p>1101194232</text:p>
          </table:table-cell>
          <table:table-cell office:value-type="float" office:value="73.333333333333329" table:formula="of:=100*[.A33]/15" table:style-name="ce1">
            <text:p>73,33333333</text:p>
          </table:table-cell>
          <table:table-cell table:style-name="ce1"/>
          <table:table-cell office:value-type="string" table:style-name="ce1">
            <text:p>SAYID HUSEINI ELFARIZI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SAYID HUSEINI ELFARIZI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AYID HUSEINI ELFARIZI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qbal Kurniawan Perdana</text:p>
          </table:table-cell>
          <table:table-cell office:value-type="float" office:value="1101194247" table:style-name="ce1">
            <text:p>1101194247</text:p>
          </table:table-cell>
          <table:table-cell office:value-type="float" office:value="66.666666666666671" table:formula="of:=100*[.A34]/15" table:style-name="ce1">
            <text:p>66,66666667</text:p>
          </table:table-cell>
          <table:table-cell table:style-name="ce1"/>
          <table:table-cell office:value-type="string" table:style-name="ce1">
            <text:p>Iqbal Kurniawan Perdana</text:p>
          </table:table-cell>
          <table:table-cell office:value-type="float" office:value="88" table:style-name="ce6">
            <text:p>88</text:p>
          </table:table-cell>
          <table:table-cell office:value-type="string" table:style-name="ce1">
            <text:p>Iqbal Kurniawan Perdan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qbal Kurniawan Perdana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aniifah Arif Ash-Shiddiq</text:p>
          </table:table-cell>
          <table:table-cell office:value-type="float" office:value="1101194259" table:style-name="ce1">
            <text:p>1101194259</text:p>
          </table:table-cell>
          <table:table-cell office:value-type="float" office:value="86.666666666666671" table:formula="of:=100*[.A35]/15" table:style-name="ce1">
            <text:p>86,66666667</text:p>
          </table:table-cell>
          <table:table-cell table:style-name="ce1"/>
          <table:table-cell office:value-type="string" table:style-name="ce1">
            <text:p>Haniifah Arif Ash-Shiddiq</text:p>
          </table:table-cell>
          <table:table-cell office:value-type="float" office:value="96" table:style-name="ce6">
            <text:p>96</text:p>
          </table:table-cell>
          <table:table-cell office:value-type="string" table:style-name="ce1">
            <text:p>Haniifah Arif Ash-Shiddiq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Haniifah Arif Ash-Shiddiq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adillah Rahmatia</text:p>
          </table:table-cell>
          <table:table-cell office:value-type="float" office:value="1101194284" table:style-name="ce1">
            <text:p>1101194284</text:p>
          </table:table-cell>
          <table:table-cell office:value-type="float" office:value="100" table:formula="of:=100*[.A36]/15" table:style-name="ce1">
            <text:p>100</text:p>
          </table:table-cell>
          <table:table-cell table:style-name="ce1"/>
          <table:table-cell office:value-type="string" table:style-name="ce1">
            <text:p>Nadillah Rahmatia Kautsari</text:p>
          </table:table-cell>
          <table:table-cell office:value-type="float" office:value="100" table:style-name="ce6">
            <text:p>100</text:p>
          </table:table-cell>
          <table:table-cell office:value-type="string" table:style-name="ce1">
            <text:p>Nadillah Rahmatia Kautsari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adillah Rahmatia Kautsari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.Fadhilah.Rafii.R</text:p>
          </table:table-cell>
          <table:table-cell office:value-type="float" office:value="1101194286" table:style-name="ce1">
            <text:p>1101194286</text:p>
          </table:table-cell>
          <table:table-cell office:value-type="float" office:value="73.333333333333329" table:formula="of:=100*[.A37]/15" table:style-name="ce1">
            <text:p>73,33333333</text:p>
          </table:table-cell>
          <table:table-cell table:number-columns-repeated="2" table:style-name="ce1"/>
          <table:table-cell office:value-type="float" office:value="0" table:style-name="ce6">
            <text:p>0</text:p>
          </table:table-cell>
          <table:table-cell office:value-type="string" table:style-name="ce1">
            <text:p>M.FADHILAH.RAFII.R</text:p>
          </table:table-cell>
          <table:table-cell office:value-type="float" office:value="95.454545454545453" table:style-name="ce1">
            <text:p>95,45454545</text:p>
          </table:table-cell>
          <table:table-cell office:value-type="string" table:style-name="ce1">
            <text:p>M.FADHILAH.RAFII.R</text:p>
          </table:table-cell>
          <table:table-cell office:value-type="float" office:value="95.454545454545453" table:style-name="ce1">
            <text:p>95,45454545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aiyan Adi Wibowo</text:p>
          </table:table-cell>
          <table:table-cell office:value-type="float" office:value="1101194298" table:style-name="ce1">
            <text:p>1101194298</text:p>
          </table:table-cell>
          <table:table-cell office:value-type="float" office:value="80" table:formula="of:=100*[.A38]/15" table:style-name="ce1">
            <text:p>80</text:p>
          </table:table-cell>
          <table:table-cell table:style-name="ce1"/>
          <table:table-cell office:value-type="string" table:style-name="ce1">
            <text:p>Raiyan Adi Wibowo</text:p>
          </table:table-cell>
          <table:table-cell office:value-type="float" office:value="92" table:style-name="ce6">
            <text:p>92</text:p>
          </table:table-cell>
          <table:table-cell office:value-type="string" table:style-name="ce1">
            <text:p>Raiyan Adi Wibowo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aiyan Adi Wibowo</text:p>
          </table:table-cell>
          <table:table-cell office:value-type="float" office:value="100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delia nabiza putri</text:p>
          </table:table-cell>
          <table:table-cell office:value-type="float" office:value="1101194343" table:style-name="ce1">
            <text:p>1101194343</text:p>
          </table:table-cell>
          <table:table-cell office:value-type="float" office:value="73.333333333333329" table:formula="of:=100*[.A39]/15" table:style-name="ce1">
            <text:p>73,33333333</text:p>
          </table:table-cell>
          <table:table-cell table:style-name="ce1"/>
          <table:table-cell office:value-type="string" table:style-name="ce1">
            <text:p>Adelia nabiza putri</text:p>
          </table:table-cell>
          <table:table-cell office:value-type="float" office:value="88" table:style-name="ce6">
            <text:p>88</text:p>
          </table:table-cell>
          <table:table-cell office:value-type="string" table:style-name="ce1">
            <text:p>ADELIA NABIZA PUTRI</text:p>
          </table:table-cell>
          <table:table-cell office:value-type="float" office:value="95.454545454545453" table:style-name="ce1">
            <text:p>95,45454545</text:p>
          </table:table-cell>
          <table:table-cell office:value-type="string" table:style-name="ce1">
            <text:p>ADELIA NABIZA PUTRI</text:p>
          </table:table-cell>
          <table:table-cell office:value-type="float" office:value="95.454545454545453" table:style-name="ce1">
            <text:p>95,45454545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 Putu Alifian Darmawan</text:p>
          </table:table-cell>
          <table:table-cell office:value-type="float" office:value="1101194397" table:style-name="ce1">
            <text:p>1101194397</text:p>
          </table:table-cell>
          <table:table-cell office:value-type="float" office:value="66.666666666666671" table:formula="of:=100*[.A40]/15" table:style-name="ce1">
            <text:p>66,66666667</text:p>
          </table:table-cell>
          <table:table-cell table:style-name="ce1"/>
          <table:table-cell office:value-type="string" table:style-name="ce1">
            <text:p>I Putu Alifian Darmawan</text:p>
          </table:table-cell>
          <table:table-cell office:value-type="float" office:value="88" table:style-name="ce6">
            <text:p>88</text:p>
          </table:table-cell>
          <table:table-cell office:value-type="string" table:style-name="ce1">
            <text:p>I Putu Alifian Darmawan</text:p>
          </table:table-cell>
          <table:table-cell office:value-type="float" office:value="90.909090909090907" table:style-name="ce1">
            <text:p>90,90909091</text:p>
          </table:table-cell>
          <table:table-cell office:value-type="string" table:style-name="ce1">
            <text:p>I Putu Alifian Darmawan</text:p>
          </table:table-cell>
          <table:table-cell office:value-type="float" office:value="90.909090909090907" table:style-name="ce1">
            <text:p>90,90909091</text:p>
          </table:table-cell>
          <table:table-cell table:number-columns-repeated="16373"/>
        </table:table-row>
        <table:table-row table:number-rows-repeated="1048536" table:style-name="ro2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17" table:default-cell-style-name="ce1"/>
        <table:table-column table:style-name="co18" table:default-cell-style-name="ce6"/>
        <table:table-column table:style-name="co19" table:default-cell-style-name="ce1"/>
        <table:table-column table:style-name="co8" table:number-columns-repeated="16380" table:default-cell-style-name="ce1"/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handy ramanda firmansyach</text:p>
          </table:table-cell>
          <table:table-cell office:value-type="float" office:value="95.454545454545453" table:formula="of:=100*[.A1]/22" table:style-name="ce6">
            <text:p>95,45454545</text:p>
          </table:table-cell>
          <table:table-cell office:value-type="float" office:value="1101180133" table:style-name="ce1">
            <text:p>110118013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uhammad Ridho H</text:p>
          </table:table-cell>
          <table:table-cell office:value-type="float" office:value="81.818181818181813" table:formula="of:=100*[.A2]/22" table:style-name="ce6">
            <text:p>81,81818182</text:p>
          </table:table-cell>
          <table:table-cell office:value-type="float" office:value="1101180288" table:style-name="ce1">
            <text:p>110118028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nggika RIZKI Hanuedani Nst</text:p>
          </table:table-cell>
          <table:table-cell office:value-type="float" office:value="90.909090909090907" table:formula="of:=100*[.A3]/22" table:style-name="ce6">
            <text:p>90,90909091</text:p>
          </table:table-cell>
          <table:table-cell office:value-type="float" office:value="1101184370" table:style-name="ce1">
            <text:p>110118437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uhammad Rofi</text:p>
          </table:table-cell>
          <table:table-cell office:value-type="float" office:value="100" table:formula="of:=100*[.A4]/22" table:style-name="ce6">
            <text:p>100</text:p>
          </table:table-cell>
          <table:table-cell office:value-type="float" office:value="1101190015" table:style-name="ce1">
            <text:p>110119001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Yusril Saleh</text:p>
          </table:table-cell>
          <table:table-cell office:value-type="float" office:value="86.36363636363636" table:formula="of:=100*[.A5]/22" table:style-name="ce6">
            <text:p>86,36363636</text:p>
          </table:table-cell>
          <table:table-cell office:value-type="float" office:value="1101190052" table:style-name="ce1">
            <text:p>110119005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zka Putra Pamungkas</text:p>
          </table:table-cell>
          <table:table-cell office:value-type="float" office:value="100" table:formula="of:=100*[.A6]/22" table:style-name="ce6">
            <text:p>100</text:p>
          </table:table-cell>
          <table:table-cell office:value-type="float" office:value="1101190076" table:style-name="ce1">
            <text:p>110119007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Hernan Huwae</text:p>
          </table:table-cell>
          <table:table-cell office:value-type="float" office:value="90.909090909090907" table:formula="of:=100*[.A7]/22" table:style-name="ce6">
            <text:p>90,90909091</text:p>
          </table:table-cell>
          <table:table-cell office:value-type="float" office:value="1101190182" table:style-name="ce1">
            <text:p>110119018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eni nur septiani</text:p>
          </table:table-cell>
          <table:table-cell office:value-type="float" office:value="100" table:formula="of:=100*[.A8]/22" table:style-name="ce6">
            <text:p>100</text:p>
          </table:table-cell>
          <table:table-cell office:value-type="float" office:value="1101190196" table:style-name="ce1">
            <text:p>110119019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UHAMMAD RAFLY RIZKY FERBIANSYAH</text:p>
          </table:table-cell>
          <table:table-cell office:value-type="float" office:value="100" table:formula="of:=100*[.A9]/22" table:style-name="ce6">
            <text:p>100</text:p>
          </table:table-cell>
          <table:table-cell office:value-type="float" office:value="1101190207" table:style-name="ce1">
            <text:p>110119020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arhan Fayyadh</text:p>
          </table:table-cell>
          <table:table-cell office:value-type="float" office:value="100" table:formula="of:=100*[.A10]/22" table:style-name="ce6">
            <text:p>100</text:p>
          </table:table-cell>
          <table:table-cell office:value-type="float" office:value="1101190263" table:style-name="ce1">
            <text:p>110119026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uhammad Raihan Baswara</text:p>
          </table:table-cell>
          <table:table-cell office:value-type="float" office:value="100" table:formula="of:=100*[.A11]/22" table:style-name="ce6">
            <text:p>100</text:p>
          </table:table-cell>
          <table:table-cell office:value-type="float" office:value="1101190350" table:style-name="ce1">
            <text:p>11011903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Haris jauhar ansori</text:p>
          </table:table-cell>
          <table:table-cell office:value-type="float" office:value="81.818181818181813" table:formula="of:=100*[.A12]/22" table:style-name="ce6">
            <text:p>81,81818182</text:p>
          </table:table-cell>
          <table:table-cell office:value-type="float" office:value="1101190380" table:style-name="ce1">
            <text:p>110119038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. Hasyim Abdillah P.</text:p>
          </table:table-cell>
          <table:table-cell office:value-type="float" office:value="100" table:formula="of:=100*[.A13]/22" table:style-name="ce6">
            <text:p>100</text:p>
          </table:table-cell>
          <table:table-cell office:value-type="float" office:value="1101191095" table:style-name="ce1">
            <text:p>110119109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HAROD JOSEPH ALMANRO</text:p>
          </table:table-cell>
          <table:table-cell office:value-type="float" office:value="100" table:formula="of:=100*[.A14]/22" table:style-name="ce6">
            <text:p>100</text:p>
          </table:table-cell>
          <table:table-cell office:value-type="float" office:value="1101192480" table:style-name="ce1">
            <text:p>110119248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achma Zaffindra Amalia</text:p>
          </table:table-cell>
          <table:table-cell office:value-type="float" office:value="100" table:formula="of:=100*[.A15]/22" table:style-name="ce6">
            <text:p>100</text:p>
          </table:table-cell>
          <table:table-cell office:value-type="float" office:value="1101192482" table:style-name="ce1">
            <text:p>110119248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ima Ananda Kurnia Ismanto</text:p>
          </table:table-cell>
          <table:table-cell office:value-type="float" office:value="100" table:formula="of:=100*[.A16]/22" table:style-name="ce6">
            <text:p>100</text:p>
          </table:table-cell>
          <table:table-cell office:value-type="float" office:value="1101193090" table:style-name="ce1">
            <text:p>110119309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Jofantus Ferdy Malaioni</text:p>
          </table:table-cell>
          <table:table-cell office:value-type="float" office:value="100" table:formula="of:=100*[.A17]/22" table:style-name="ce6">
            <text:p>100</text:p>
          </table:table-cell>
          <table:table-cell office:value-type="float" office:value="1101193331" table:style-name="ce1">
            <text:p>110119333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thaliqa Ananda Putri</text:p>
          </table:table-cell>
          <table:table-cell office:value-type="float" office:value="100" table:formula="of:=100*[.A18]/22" table:style-name="ce6">
            <text:p>100</text:p>
          </table:table-cell>
          <table:table-cell office:value-type="float" office:value="1101193387" table:style-name="ce1">
            <text:p>110119338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icky Sudrajat</text:p>
          </table:table-cell>
          <table:table-cell office:value-type="float" office:value="86.36363636363636" table:formula="of:=100*[.A19]/22" table:style-name="ce6">
            <text:p>86,36363636</text:p>
          </table:table-cell>
          <table:table-cell office:value-type="float" office:value="1101193435" table:style-name="ce1">
            <text:p>110119343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iski Amelia Mulyadi</text:p>
          </table:table-cell>
          <table:table-cell office:value-type="float" office:value="100" table:formula="of:=100*[.A20]/22" table:style-name="ce6">
            <text:p>100</text:p>
          </table:table-cell>
          <table:table-cell office:value-type="float" office:value="1101193451" table:style-name="ce1">
            <text:p>110119345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ivanka Abyan Yusuf</text:p>
          </table:table-cell>
          <table:table-cell office:value-type="float" office:value="100" table:formula="of:=100*[.A21]/22" table:style-name="ce6">
            <text:p>100</text:p>
          </table:table-cell>
          <table:table-cell office:value-type="float" office:value="1101193458" table:style-name="ce1">
            <text:p>110119345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YAFAAT DEHA FEBRIYAN</text:p>
          </table:table-cell>
          <table:table-cell office:value-type="float" office:value="100" table:formula="of:=100*[.A22]/22" table:style-name="ce6">
            <text:p>100</text:p>
          </table:table-cell>
          <table:table-cell office:value-type="float" office:value="1101194032" table:style-name="ce1">
            <text:p>110119403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Kania Ilma Fathaniah</text:p>
          </table:table-cell>
          <table:table-cell office:value-type="float" office:value="95.454545454545453" table:formula="of:=100*[.A23]/22" table:style-name="ce6">
            <text:p>95,45454545</text:p>
          </table:table-cell>
          <table:table-cell office:value-type="float" office:value="1101194041" table:style-name="ce1">
            <text:p>110119404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Vionalisa Oktavia Kusuma N</text:p>
          </table:table-cell>
          <table:table-cell office:value-type="float" office:value="100" table:formula="of:=100*[.A24]/22" table:style-name="ce6">
            <text:p>100</text:p>
          </table:table-cell>
          <table:table-cell office:value-type="float" office:value="1101194068" table:style-name="ce1">
            <text:p>110119406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Jiwa Sambhuwara</text:p>
          </table:table-cell>
          <table:table-cell office:value-type="float" office:value="95.454545454545453" table:formula="of:=100*[.A25]/22" table:style-name="ce6">
            <text:p>95,45454545</text:p>
          </table:table-cell>
          <table:table-cell office:value-type="float" office:value="1101194128" table:style-name="ce1">
            <text:p>110119412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Tahani Salsabila</text:p>
          </table:table-cell>
          <table:table-cell office:value-type="float" office:value="95.454545454545453" table:formula="of:=100*[.A26]/22" table:style-name="ce6">
            <text:p>95,45454545</text:p>
          </table:table-cell>
          <table:table-cell office:value-type="float" office:value="1101194132" table:style-name="ce1">
            <text:p>110119413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uhammad Aliyu Zikrullah</text:p>
          </table:table-cell>
          <table:table-cell office:value-type="float" office:value="86.36363636363636" table:formula="of:=100*[.A27]/22" table:style-name="ce6">
            <text:p>86,36363636</text:p>
          </table:table-cell>
          <table:table-cell office:value-type="float" office:value="1101194145" table:style-name="ce1">
            <text:p>110119414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Helmi Fadhlurrahman N</text:p>
          </table:table-cell>
          <table:table-cell office:value-type="float" office:value="81.818181818181813" table:formula="of:=100*[.A28]/22" table:style-name="ce6">
            <text:p>81,81818182</text:p>
          </table:table-cell>
          <table:table-cell office:value-type="float" office:value="1101194165" table:style-name="ce1">
            <text:p>110119416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evita Rachel</text:p>
          </table:table-cell>
          <table:table-cell office:value-type="float" office:value="100" table:formula="of:=100*[.A29]/22" table:style-name="ce6">
            <text:p>100</text:p>
          </table:table-cell>
          <table:table-cell office:value-type="float" office:value="1101194166" table:style-name="ce1">
            <text:p>110119416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och. Aril Bachtiar</text:p>
          </table:table-cell>
          <table:table-cell office:value-type="float" office:value="95.454545454545453" table:formula="of:=100*[.A30]/22" table:style-name="ce6">
            <text:p>95,45454545</text:p>
          </table:table-cell>
          <table:table-cell office:value-type="float" office:value="1101194220" table:style-name="ce1">
            <text:p>110119422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AYID HUSEINI ELFARIZI</text:p>
          </table:table-cell>
          <table:table-cell office:value-type="float" office:value="100" table:formula="of:=100*[.A31]/22" table:style-name="ce6">
            <text:p>100</text:p>
          </table:table-cell>
          <table:table-cell office:value-type="float" office:value="1101194232" table:style-name="ce1">
            <text:p>110119423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Iqbal Kurniawan Perdana</text:p>
          </table:table-cell>
          <table:table-cell office:value-type="float" office:value="100" table:formula="of:=100*[.A32]/22" table:style-name="ce6">
            <text:p>100</text:p>
          </table:table-cell>
          <table:table-cell office:value-type="float" office:value="1101194247" table:style-name="ce1">
            <text:p>110119424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Haniifah Arif Ash-Shiddiq</text:p>
          </table:table-cell>
          <table:table-cell office:value-type="float" office:value="100" table:formula="of:=100*[.A33]/22" table:style-name="ce6">
            <text:p>100</text:p>
          </table:table-cell>
          <table:table-cell office:value-type="float" office:value="1101194259" table:style-name="ce1">
            <text:p>110119425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adillah Rahmatia Kautsari</text:p>
          </table:table-cell>
          <table:table-cell office:value-type="float" office:value="100" table:formula="of:=100*[.A34]/22" table:style-name="ce6">
            <text:p>100</text:p>
          </table:table-cell>
          <table:table-cell office:value-type="float" office:value="1101194284" table:style-name="ce1">
            <text:p>110119428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.FADHILAH.RAFII.R</text:p>
          </table:table-cell>
          <table:table-cell office:value-type="float" office:value="95.454545454545453" table:formula="of:=100*[.A35]/22" table:style-name="ce6">
            <text:p>95,45454545</text:p>
          </table:table-cell>
          <table:table-cell office:value-type="float" office:value="1101194286" table:style-name="ce1">
            <text:p>110119428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aiyan Adi Wibowo</text:p>
          </table:table-cell>
          <table:table-cell office:value-type="float" office:value="100" table:formula="of:=100*[.A36]/22" table:style-name="ce6">
            <text:p>100</text:p>
          </table:table-cell>
          <table:table-cell office:value-type="float" office:value="1101194298" table:style-name="ce1">
            <text:p>110119429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DELIA NABIZA PUTRI</text:p>
          </table:table-cell>
          <table:table-cell office:value-type="float" office:value="95.454545454545453" table:formula="of:=100*[.A37]/22" table:style-name="ce6">
            <text:p>95,45454545</text:p>
          </table:table-cell>
          <table:table-cell office:value-type="float" office:value="1101194343" table:style-name="ce1">
            <text:p>11011943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I Putu Alifian Darmawan</text:p>
          </table:table-cell>
          <table:table-cell office:value-type="float" office:value="90.909090909090907" table:formula="of:=100*[.A38]/22" table:style-name="ce6">
            <text:p>90,90909091</text:p>
          </table:table-cell>
          <table:table-cell office:value-type="float" office:value="1101194397" table:style-name="ce1">
            <text:p>1101194397</text:p>
          </table:table-cell>
          <table:table-cell table:number-columns-repeated="16380"/>
        </table:table-row>
        <table:table-row table:number-rows-repeated="1048538" table:style-name="ro2">
          <table:table-cell table:number-columns-repeated="16384"/>
        </table:table-row>
      </table:table>
      <table:database-ranges>
        <table:database-range table:target-range-address="Grades.B1:Grades.O41">
          <table:sort>
            <table:sort-by table:field-number="2"/>
          </table:sort>
        </table:database-range>
        <table:database-range table:target-range-address="Sheet1.G1:Sheet1.G40" table:contains-header="false">
          <table:sort>
            <table:sort-by table:field-number="0"/>
          </table:sort>
        </table:database-range>
        <table:database-range table:target-range-address="Sheet2.A1:Sheet2.D39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MINA NAIDAH GANI</meta:initial-creator>
    <dc:creator>Microsoft</dc:creator>
    <meta:creation-date>2021-05-18T15:56:50Z</meta:creation-date>
    <dc:date>2021-05-18T16:02:00Z</dc:date>
  </office:meta>
</office:document-meta>
</file>